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1cm"/>
    </style:style>
    <style:style style:name="co9" style:family="table-column">
      <style:table-column-properties fo:break-before="auto" style:column-width="1.0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13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1"/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2pt" style:font-size-asian="22pt" style:font-size-complex="22pt"/>
    </style:style>
    <style:style style:name="ce15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16" style:family="table-cell" style:parent-style-name="Default">
      <style:table-cell-properties fo:border-bottom="none" fo:border-left="0.002cm solid #000000" fo:border-right="none" fo:border-top="none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table:number-columns-spanned="3" table:number-rows-spanned="1">
            <office:annotation draw:style-name="gr2" draw:text-style-name="P2" svg:width="2.899cm" svg:height="2.571cm" svg:x="5.571cm" svg:y="0cm" draw:caption-point-x="-0.61cm" draw:caption-point-y="0.01cm">
              <dc:date>2023-07-22T00:00:00</dc:date>
              <text:p text:style-name="P2">Беріть значення такі щоб в зміннах A, B, C не було від'ємних значень</text:p>
            </office:annotation>
            <text:p>Обрахунок коефіцієнтів</text:p>
          </table:table-cell>
          <table:covered-table-cell table:style-name="Default"/>
          <table:covered-table-cell/>
          <table:table-cell table:number-columns-repeated="13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kR</text:p>
          </table:table-cell>
          <table:table-cell table:number-columns-repeated="2"/>
          <table:table-cell table:style-name="ce2" office:value-type="string">
            <office:annotation draw:style-name="gr3" draw:text-style-name="P2" svg:width="2.899cm" svg:height="1.139cm" svg:x="11.154cm" svg:y="0cm" draw:caption-point-x="-0.61cm" draw:caption-point-y="0.461cm">
              <dc:date>2023-07-22T00:00:00</dc:date>
              <text:p text:style-name="P2">Перевірка</text:p>
            </office:annotation>
            <text:p>t</text:p>
          </table:table-cell>
          <table:table-cell table:number-columns-repeated="3"/>
          <table:table-cell table:style-name="ce12" office:value-type="string" table:number-columns-spanned="2" table:number-rows-spanned="2">
            <text:p>+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-30">
            <text:p>-30</text:p>
          </table:table-cell>
          <table:table-cell table:style-name="ce3" office:value-type="float" office:value="181.7">
            <text:p>181,7</text:p>
          </table:table-cell>
          <table:table-cell table:style-name="ce2" office:value-type="string">
            <text:p>A</text:p>
          </table:table-cell>
          <table:table-cell table:style-name="ce7" table:formula="of:=[.G7] - ([.D4] + [.G3]^2 * [.D5]) * [.G3]" office:value-type="float" office:value="0.0011193845452693">
            <text:p>0,00111938454527</text:p>
          </table:table-cell>
          <table:table-cell table:style-name="ce4" table:formula="of:=1/( [.$D$3] + [.$D$4] * LN([.B3] * 1000) + [.$D$5] * LN([.B3] * 1000) ^ 3 ) - 273.15" office:value-type="float" office:value="-30">
            <text:p>-30</text:p>
          </table:table-cell>
          <table:table-cell office:value-type="string">
            <text:p>L1</text:p>
          </table:table-cell>
          <table:table-cell table:style-name="ce9" table:formula="of:=LN([.B3] * 1000)" office:value-type="float" office:value="12.1101122543843">
            <text:p>12,110112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7" table:formula="of:=[.G11] - [.D5]*([.G3]^2 + [.G3]*[.G4] + [.G4]^2)" office:value-type="float" office:value="0.000236376503943702">
            <text:p>0,00023637650394</text:p>
          </table:table-cell>
          <table:table-cell table:style-name="ce4" table:formula="of:=1/( [.$D$3] + [.$D$4] * LN([.B4] * 1000) + [.$D$5] * LN([.B4] * 1000) * LN([.B4] * 1000) * LN([.B4] * 1000) ) - 273.15" office:value-type="float" office:value="25">
            <text:p>25</text:p>
          </table:table-cell>
          <table:table-cell office:value-type="string">
            <text:p>L2</text:p>
          </table:table-cell>
          <table:table-cell table:style-name="ce9" table:formula="of:=LN([.B4] * 1000)" office:value-type="float" office:value="9.21034037197618">
            <text:p>9,210340</text:p>
          </table:table-cell>
          <table:table-cell table:number-columns-repeated="2"/>
          <table:table-cell table:style-name="ce16"/>
          <table:table-cell table:number-columns-repeated="6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3" office:value-type="float" office:value="1.25">
            <text:p>1,25</text:p>
          </table:table-cell>
          <table:table-cell table:style-name="ce2" office:value-type="string">
            <text:p>C</text:p>
          </table:table-cell>
          <table:table-cell table:style-name="ce7" table:formula="of:=(([.G12] - [.G11]) / ([.G5] - [.G4])) * (1/([.G3] + [.G4] + [.G5]))" office:value-type="float" office:value="0.000000073624230773576">
            <text:p>0,00000007362423</text:p>
          </table:table-cell>
          <table:table-cell table:style-name="ce4" table:formula="of:=1/( [.$D$3] + [.$D$4] * LN([.B5] * 1000) + [.$D$5] * LN([.B5] * 1000) * LN([.B5] * 1000) * LN([.B5] * 1000) ) - 273.15" office:value-type="float" office:value="80">
            <text:p>80</text:p>
          </table:table-cell>
          <table:table-cell office:value-type="string">
            <text:p>L3</text:p>
          </table:table-cell>
          <table:table-cell table:style-name="ce9" table:formula="of:=LN([.B5] * 1000)" office:value-type="float" office:value="7.13089883029635">
            <text:p>7,130899</text:p>
          </table:table-cell>
          <table:table-cell/>
          <table:table-cell table:style-name="ce13" office:value-type="string" table:number-columns-spanned="2" table:number-rows-spanned="4">
            <text:p>R1</text:p>
          </table:table-cell>
          <table:covered-table-cell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9"/>
          <table:table-cell/>
          <table:covered-table-cell table:number-columns-repeated="2"/>
          <table:table-cell table:number-columns-repeated="6"/>
        </table:table-row>
        <table:table-row table:style-name="ro1">
          <table:table-cell table:style-name="ce1" office:value-type="string" table:number-columns-spanned="3" table:number-rows-spanned="1">
            <text:p>Обратне обрахування</text:p>
          </table:table-cell>
          <table:covered-table-cell table:style-name="Default"/>
          <table:covered-table-cell/>
          <table:table-cell table:number-columns-repeated="2"/>
          <table:table-cell office:value-type="string">
            <text:p>Y1</text:p>
          </table:table-cell>
          <table:table-cell table:style-name="ce9" table:formula="of:=1 / ([.A3] + 273.15)" office:value-type="float" office:value="0.00411268764137364">
            <text:p>0,004113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kR</text:p>
          </table:table-cell>
          <table:table-cell/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office:value-type="string">
            <text:p>Y2</text:p>
          </table:table-cell>
          <table:table-cell table:style-name="ce9" table:formula="of:=1 / ([.A4] + 273.15)" office:value-type="float" office:value="0.00335401643468053">
            <text:p>0,003354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-30">
            <text:p>-30</text:p>
          </table:table-cell>
          <table:table-cell table:formula="of:=EXP( ([.E9] - [.D9]/2)^(1/3) - ([.E9] + [.D9]/2)^(1/3) ) / 1000" office:value-type="float" office:value="181.699999999999">
            <text:p>181,7</text:p>
          </table:table-cell>
          <table:table-cell/>
          <table:table-cell table:style-name="ce8" table:formula="of:=(1 / [.$D$5]) * ( [.$D$3] - (1 / ([.A9] + 273.15)) )" office:value-type="float" office:value="-40656.4939919025">
            <text:p>-40656,49</text:p>
          </table:table-cell>
          <table:table-cell table:style-name="ce8" table:formula="of:=SQRT( (( [.$D$4] / (3 * [.$D$5]) ) ^ 3) + (([.D9] / 2)^2) )" office:value-type="float" office:value="40483.8871189282">
            <text:p>40483,89</text:p>
          </table:table-cell>
          <table:table-cell office:value-type="string">
            <text:p>Y3</text:p>
          </table:table-cell>
          <table:table-cell table:style-name="ce9" table:formula="of:=1 / ([.A5] + 273.15)" office:value-type="float" office:value="0.00283165793572137">
            <text:p>0,002832</text:p>
          </table:table-cell>
          <table:table-cell table:number-columns-repeated="2"/>
          <table:table-cell table:style-name="ce17"/>
          <table:table-cell table:style-name="ce19"/>
          <table:table-cell table:style-name="ce20" office:value-type="string" table:number-columns-spanned="1" table:number-rows-spanned="2">
            <text:p>Vin</text:p>
          </table:table-cell>
          <table:table-cell table:number-columns-repeated="4"/>
        </table:table-row>
        <table:table-row table:style-name="ro1">
          <table:table-cell office:value-type="float" office:value="-25">
            <text:p>-25</text:p>
          </table:table-cell>
          <table:table-cell table:formula="of:=EXP( ([.E10] - [.D10]/2)^(1/3) - ([.E10] + [.D10]/2)^(1/3) ) / 1000" office:value-type="float" office:value="133.36534156797">
            <text:p>133,37</text:p>
          </table:table-cell>
          <table:table-cell/>
          <table:table-cell table:style-name="ce8" table:formula="of:=(1 / [.$D$5]) * ( [.$D$3] - (1 / ([.A10] + 273.15)) )" office:value-type="float" office:value="-39530.9546480901">
            <text:p>-39530,95</text:p>
          </table:table-cell>
          <table:table-cell table:style-name="ce8" table:formula="of:=SQRT( (( [.$D$4] / (3 * [.$D$5]) ) ^ 3) + (([.D10] / 2)^2) )" office:value-type="float" office:value="40204.2483349342">
            <text:p>40204,25</text:p>
          </table:table-cell>
          <table:table-cell/>
          <table:table-cell table:style-name="ce9"/>
          <table:table-cell table:number-columns-repeated="2"/>
          <table:table-cell table:style-name="ce16"/>
          <table:table-cell/>
          <table:covered-table-cell/>
          <table:table-cell table:number-columns-repeated="4"/>
        </table:table-row>
        <table:table-row table:style-name="ro1">
          <table:table-cell office:value-type="float" office:value="-20">
            <text:p>-20</text:p>
          </table:table-cell>
          <table:table-cell table:formula="of:=EXP( ([.E11] - [.D11]/2)^(1/3) - ([.E11] + [.D11]/2)^(1/3) ) / 1000" office:value-type="float" office:value="98.9165141326015">
            <text:p>98,92</text:p>
          </table:table-cell>
          <table:table-cell/>
          <table:table-cell table:style-name="ce8" table:formula="of:=(1 / [.$D$5]) * ( [.$D$3] - (1 / ([.A11] + 273.15)) )" office:value-type="float" office:value="-38449.8766648865">
            <text:p>-38449,88</text:p>
          </table:table-cell>
          <table:table-cell table:style-name="ce8" table:formula="of:=SQRT( (( [.$D$4] / (3 * [.$D$5]) ) ^ 3) + (([.D11] / 2)^2) )" office:value-type="float" office:value="39941.2787003116">
            <text:p>39941,28</text:p>
          </table:table-cell>
          <table:table-cell office:value-type="string">
            <text:p>h2</text:p>
          </table:table-cell>
          <table:table-cell table:style-name="ce9" table:formula="of:=([.G8] - [.G7]) / ([.G4] - [.G3])" office:value-type="float" office:value="0.000261631341174009">
            <text:p>0,000262</text:p>
          </table:table-cell>
          <table:table-cell/>
          <table:table-cell table:style-name="ce13" office:value-type="string" table:number-columns-spanned="2" table:number-rows-spanned="4">
            <text:p>R2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-15">
            <text:p>-15</text:p>
          </table:table-cell>
          <table:table-cell table:formula="of:=EXP( ([.E12] - [.D12]/2)^(1/3) - ([.E12] + [.D12]/2)^(1/3) ) / 1000" office:value-type="float" office:value="74.1000238132305">
            <text:p>74,1</text:p>
          </table:table-cell>
          <table:table-cell/>
          <table:table-cell table:style-name="ce8" table:formula="of:=(1 / [.$D$5]) * ( [.$D$3] - (1 / ([.A12] + 273.15)) )" office:value-type="float" office:value="-37410.6765814777">
            <text:p>-37410,68</text:p>
          </table:table-cell>
          <table:table-cell table:style-name="ce8" table:formula="of:=SQRT( (( [.$D$4] / (3 * [.$D$5]) ) ^ 3) + (([.D12] / 2)^2) )" office:value-type="float" office:value="39693.7925991042">
            <text:p>39693,79</text:p>
          </table:table-cell>
          <table:table-cell office:value-type="string">
            <text:p>h3</text:p>
          </table:table-cell>
          <table:table-cell table:style-name="ce9" table:formula="of:=([.G9] - [.G7]) / ([.G5] - [.G3])" office:value-type="float" office:value="0.000257275516541436">
            <text:p>0,000257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-10">
            <text:p>-10</text:p>
          </table:table-cell>
          <table:table-cell table:formula="of:=EXP( ([.E13] - [.D13]/2)^(1/3) - ([.E13] + [.D13]/2)^(1/3) ) / 1000" office:value-type="float" office:value="56.0389929810305">
            <text:p>56,04</text:p>
          </table:table-cell>
          <table:table-cell/>
          <table:table-cell table:style-name="ce8" table:formula="of:=(1 / [.$D$5]) * ( [.$D$3] - (1 / ([.A13] + 273.15)) )" office:value-type="float" office:value="-36410.9672859621">
            <text:p>-36410,97</text:p>
          </table:table-cell>
          <table:table-cell table:style-name="ce8" table:formula="of:=SQRT( (( [.$D$4] / (3 * [.$D$5]) ) ^ 3) + (([.D13] / 2)^2) )" office:value-type="float" office:value="39460.7035543536">
            <text:p>39460,7</text:p>
          </table:table-cell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table:formula="of:=EXP( ([.E14] - [.D14]/2)^(1/3) - ([.E14] + [.D14]/2)^(1/3) ) / 1000" office:value-type="float" office:value="42.7656685464947">
            <text:p>42,77</text:p>
          </table:table-cell>
          <table:table-cell/>
          <table:table-cell table:style-name="ce8" table:formula="of:=(1 / [.$D$5]) * ( [.$D$3] - (1 / ([.A14] + 273.15)) )" office:value-type="float" office:value="-35448.5397094663">
            <text:p>-35448,54</text:p>
          </table:table-cell>
          <table:table-cell table:style-name="ce8" table:formula="of:=SQRT( (( [.$D$4] / (3 * [.$D$5]) ) ^ 3) + (([.D14] / 2)^2) )" office:value-type="float" office:value="39241.0146684961">
            <text:p>39241,01</text:p>
          </table:table-cell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EXP( ([.E15] - [.D15]/2)^(1/3) - ([.E15] + [.D15]/2)^(1/3) ) / 1000" office:value-type="float" office:value="32.9196116289566">
            <text:p>32,92</text:p>
          </table:table-cell>
          <table:table-cell/>
          <table:table-cell table:style-name="ce8" table:formula="of:=(1 / [.$D$5]) * ( [.$D$3] - (1 / ([.A15] + 273.15)) )" office:value-type="float" office:value="-34521.3465307921">
            <text:p>-34521,35</text:p>
          </table:table-cell>
          <table:table-cell table:style-name="ce8" table:formula="of:=SQRT( (( [.$D$4] / (3 * [.$D$5]) ) ^ 3) + (([.D15] / 2)^2) )" office:value-type="float" office:value="39033.8101125739">
            <text:p>39033,81</text:p>
          </table:table-cell>
          <table:table-cell table:number-columns-repeated="4"/>
          <table:table-cell table:style-name="ce16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EXP( ([.E16] - [.D16]/2)^(1/3) - ([.E16] + [.D16]/2)^(1/3) ) / 1000" office:value-type="float" office:value="25.5505573310764">
            <text:p>25,55</text:p>
          </table:table-cell>
          <table:table-cell/>
          <table:table-cell table:style-name="ce8" table:formula="of:=(1 / [.$D$5]) * ( [.$D$3] - (1 / ([.A16] + 273.15)) )" office:value-type="float" office:value="-33627.4876386062">
            <text:p>-33627,49</text:p>
          </table:table-cell>
          <table:table-cell table:style-name="ce8" table:formula="of:=SQRT( (( [.$D$4] / (3 * [.$D$5]) ) ^ 3) + (([.D16] / 2)^2) )" office:value-type="float" office:value="38838.2475344971">
            <text:p>38838,25</text:p>
          </table:table-cell>
          <table:table-cell table:number-columns-repeated="3"/>
          <table:table-cell table:style-name="ce14" office:value-type="string" table:number-columns-spanned="2" table:number-rows-spanned="2">
            <text:p>-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formula="of:=EXP( ([.E17] - [.D17]/2)^(1/3) - ([.E17] + [.D17]/2)^(1/3) ) / 1000" office:value-type="float" office:value="19.9881935225389">
            <text:p>19,99</text:p>
          </table:table-cell>
          <table:table-cell/>
          <table:table-cell table:style-name="ce8" table:formula="of:=(1 / [.$D$5]) * ( [.$D$3] - (1 / ([.A17] + 273.15)) )" office:value-type="float" office:value="-32765.1971339247">
            <text:p>-32765,2</text:p>
          </table:table-cell>
          <table:table-cell table:style-name="ce8" table:formula="of:=SQRT( (( [.$D$4] / (3 * [.$D$5]) ) ^ 3) + (([.D17] / 2)^2) )" office:value-type="float" office:value="38653.5512745719">
            <text:p>38653,55</text:p>
          </table:table-cell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f:=EXP( ([.E18] - [.D18]/2)^(1/3) - ([.E18] + [.D18]/2)^(1/3) ) / 1000" office:value-type="float" office:value="15.7552147074267">
            <text:p>15,76</text:p>
          </table:table-cell>
          <table:table-cell/>
          <table:table-cell table:style-name="ce8" table:formula="of:=(1 / [.$D$5]) * ( [.$D$3] - (1 / ([.A18] + 273.15)) )" office:value-type="float" office:value="-31932.8316857999">
            <text:p>-31932,83</text:p>
          </table:table-cell>
          <table:table-cell table:style-name="ce8" table:formula="of:=SQRT( (( [.$D$4] / (3 * [.$D$5]) ) ^ 3) + (([.D18] / 2)^2) )" office:value-type="float" office:value="38479.0062917187">
            <text:p>38479,01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formula="of:=EXP( ([.E19] - [.D19]/2)^(1/3) - ([.E19] + [.D19]/2)^(1/3) ) / 1000" office:value-type="float" office:value="12.5086692055559">
            <text:p>12,51</text:p>
          </table:table-cell>
          <table:table-cell/>
          <table:table-cell table:style-name="ce8" table:formula="of:=(1 / [.$D$5]) * ( [.$D$3] - (1 / ([.A19] + 273.15)) )" office:value-type="float" office:value="-31128.8600786481">
            <text:p>-31128,86</text:p>
          </table:table-cell>
          <table:table-cell table:style-name="ce8" table:formula="of:=SQRT( (( [.$D$4] / (3 * [.$D$5]) ) ^ 3) + (([.D19] / 2)^2) )" office:value-type="float" office:value="38313.9527167158">
            <text:p>38313,95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formula="of:=EXP( ([.E20] - [.D20]/2)^(1/3) - ([.E20] + [.D20]/2)^(1/3) ) / 1000" office:value-type="float" office:value="10">
            <text:p>10</text:p>
          </table:table-cell>
          <table:table-cell/>
          <table:table-cell table:style-name="ce8" table:formula="of:=(1 / [.$D$5]) * ( [.$D$3] - (1 / ([.A20] + 273.15)) )" office:value-type="float" office:value="-30351.8538113304">
            <text:p>-30351,85</text:p>
          </table:table-cell>
          <table:table-cell table:style-name="ce8" table:formula="of:=SQRT( (( [.$D$4] / (3 * [.$D$5]) ) ^ 3) + (([.D20] / 2)^2) )" office:value-type="float" office:value="38157.7809597966">
            <text:p>38157,78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formula="of:=EXP( ([.E21] - [.D21]/2)^(1/3) - ([.E21] + [.D21]/2)^(1/3) ) / 1000" office:value-type="float" office:value="8.04756193994982">
            <text:p>8,05</text:p>
          </table:table-cell>
          <table:table-cell/>
          <table:table-cell table:style-name="ce8" table:formula="of:=(1 / [.$D$5]) * ( [.$D$3] - (1 / ([.A21] + 273.15)) )" office:value-type="float" office:value="-29600.4786265565">
            <text:p>-29600,48</text:p>
          </table:table-cell>
          <table:table-cell table:style-name="ce8" table:formula="of:=SQRT( (( [.$D$4] / (3 * [.$D$5]) ) ^ 3) + (([.D21] / 2)^2) )" office:value-type="float" office:value="38009.9273093231">
            <text:p>38009,93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formula="of:=EXP( ([.E22] - [.D22]/2)^(1/3) - ([.E22] + [.D22]/2)^(1/3) ) / 1000" office:value-type="float" office:value="6.51754691487074">
            <text:p>6,52</text:p>
          </table:table-cell>
          <table:table-cell/>
          <table:table-cell table:style-name="ce8" table:formula="of:=(1 / [.$D$5]) * ( [.$D$3] - (1 / ([.A22] + 273.15)) )" office:value-type="float" office:value="-28873.4868649459">
            <text:p>-28873,49</text:p>
          </table:table-cell>
          <table:table-cell table:style-name="ce8" table:formula="of:=SQRT( (( [.$D$4] / (3 * [.$D$5]) ) ^ 3) + (([.D22] / 2)^2) )" office:value-type="float" office:value="37869.869966304">
            <text:p>37869,87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formula="of:=EXP( ([.E23] - [.D23]/2)^(1/3) - ([.E23] + [.D23]/2)^(1/3) ) / 1000" office:value-type="float" office:value="5.31062831360189">
            <text:p>5,31</text:p>
          </table:table-cell>
          <table:table-cell/>
          <table:table-cell table:style-name="ce8" table:formula="of:=(1 / [.$D$5]) * ( [.$D$3] - (1 / ([.A23] + 273.15)) )" office:value-type="float" office:value="-28169.7105515744">
            <text:p>-28169,71</text:p>
          </table:table-cell>
          <table:table-cell table:style-name="ce8" table:formula="of:=SQRT( (( [.$D$4] / (3 * [.$D$5]) ) ^ 3) + (([.D23] / 2)^2) )" office:value-type="float" office:value="37737.1254664368">
            <text:p>37737,13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formula="of:=EXP( ([.E24] - [.D24]/2)^(1/3) - ([.E24] + [.D24]/2)^(1/3) ) / 1000" office:value-type="float" office:value="4.35253088968085">
            <text:p>4,35</text:p>
          </table:table-cell>
          <table:table-cell/>
          <table:table-cell table:style-name="ce8" table:formula="of:=(1 / [.$D$5]) * ( [.$D$3] - (1 / ([.A24] + 273.15)) )" office:value-type="float" office:value="-27488.0551344271">
            <text:p>-27488,06</text:p>
          </table:table-cell>
          <table:table-cell table:style-name="ce8" table:formula="of:=SQRT( (( [.$D$4] / (3 * [.$D$5]) ) ^ 3) + (([.D24] / 2)^2) )" office:value-type="float" office:value="37611.2454473133">
            <text:p>37611,25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formula="of:=EXP( ([.E25] - [.D25]/2)^(1/3) - ([.E25] + [.D25]/2)^(1/3) ) / 1000" office:value-type="float" office:value="3.58731814912071">
            <text:p>3,59</text:p>
          </table:table-cell>
          <table:table-cell/>
          <table:table-cell table:style-name="ce8" table:formula="of:=(1 / [.$D$5]) * ( [.$D$3] - (1 / ([.A25] + 273.15)) )" office:value-type="float" office:value="-26827.4938041481">
            <text:p>-26827,49</text:p>
          </table:table-cell>
          <table:table-cell table:style-name="ce8" table:formula="of:=SQRT( (( [.$D$4] / (3 * [.$D$5]) ) ^ 3) + (([.D25] / 2)^2) )" office:value-type="float" office:value="37491.8137235667">
            <text:p>37491,81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formula="of:=EXP( ([.E26] - [.D26]/2)^(1/3) - ([.E26] + [.D26]/2)^(1/3) ) / 1000" office:value-type="float" office:value="2.97257674151848">
            <text:p>2,97</text:p>
          </table:table-cell>
          <table:table-cell/>
          <table:table-cell table:style-name="ce8" table:formula="of:=(1 / [.$D$5]) * ( [.$D$3] - (1 / ([.A26] + 273.15)) )" office:value-type="float" office:value="-26187.0623330883">
            <text:p>-26187,06</text:p>
          </table:table-cell>
          <table:table-cell table:style-name="ce8" table:formula="of:=SQRT( (( [.$D$4] / (3 * [.$D$5]) ) ^ 3) + (([.D26] / 2)^2) )" office:value-type="float" office:value="37378.4436371953">
            <text:p>37378,44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f:=EXP( ([.E27] - [.D27]/2)^(1/3) - ([.E27] + [.D27]/2)^(1/3) ) / 1000" office:value-type="float" office:value="2.47593571570867">
            <text:p>2,48</text:p>
          </table:table-cell>
          <table:table-cell/>
          <table:table-cell table:style-name="ce8" table:formula="of:=(1 / [.$D$5]) * ( [.$D$3] - (1 / ([.A27] + 273.15)) )" office:value-type="float" office:value="-25565.8543790946">
            <text:p>-25565,85</text:p>
          </table:table-cell>
          <table:table-cell table:style-name="ce8" table:formula="of:=SQRT( (( [.$D$4] / (3 * [.$D$5]) ) ^ 3) + (([.D27] / 2)^2) )" office:value-type="float" office:value="37270.7756541635">
            <text:p>37270,78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f:=EXP( ([.E28] - [.D28]/2)^(1/3) - ([.E28] + [.D28]/2)^(1/3) ) / 1000" office:value-type="float" office:value="2.07253234975459">
            <text:p>2,07</text:p>
          </table:table-cell>
          <table:table-cell/>
          <table:table-cell table:style-name="ce8" table:formula="of:=(1 / [.$D$5]) * ( [.$D$3] - (1 / ([.A28] + 273.15)) )" office:value-type="float" office:value="-24963.0172059377">
            <text:p>-24963,02</text:p>
          </table:table-cell>
          <table:table-cell table:style-name="ce8" table:formula="of:=SQRT( (( [.$D$4] / (3 * [.$D$5]) ) ^ 3) + (([.D28] / 2)^2) )" office:value-type="float" office:value="37168.4751817411">
            <text:p>37168,48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f:=EXP( ([.E29] - [.D29]/2)^(1/3) - ([.E29] + [.D29]/2)^(1/3) ) / 1000" office:value-type="float" office:value="1.74315422129071">
            <text:p>1,74</text:p>
          </table:table-cell>
          <table:table-cell/>
          <table:table-cell table:style-name="ce8" table:formula="of:=(1 / [.$D$5]) * ( [.$D$3] - (1 / ([.A29] + 273.15)) )" office:value-type="float" office:value="-24377.7477778822">
            <text:p>-24377,75</text:p>
          </table:table-cell>
          <table:table-cell table:style-name="ce8" table:formula="of:=SQRT( (( [.$D$4] / (3 * [.$D$5]) ) ^ 3) + (([.D29] / 2)^2) )" office:value-type="float" office:value="37071.2305839748">
            <text:p>37071,23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f:=EXP( ([.E30] - [.D30]/2)^(1/3) - ([.E30] + [.D30]/2)^(1/3) ) / 1000" office:value-type="float" office:value="1.47286786701881">
            <text:p>1,47</text:p>
          </table:table-cell>
          <table:table-cell/>
          <table:table-cell table:style-name="ce8" table:formula="of:=(1 / [.$D$5]) * ( [.$D$3] - (1 / ([.A30] + 273.15)) )" office:value-type="float" office:value="-23809.2891907877">
            <text:p>-23809,29</text:p>
          </table:table-cell>
          <table:table-cell table:style-name="ce8" table:formula="of:=SQRT( (( [.$D$4] / (3 * [.$D$5]) ) ^ 3) + (([.D30] / 2)^2) )" office:value-type="float" office:value="36978.7513752474">
            <text:p>36978,75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f:=EXP( ([.E31] - [.D31]/2)^(1/3) - ([.E31] + [.D31]/2)^(1/3) ) / 1000" office:value-type="float" office:value="1.24999999999999">
            <text:p>1,25</text:p>
          </table:table-cell>
          <table:table-cell/>
          <table:table-cell table:style-name="ce8" table:formula="of:=(1 / [.$D$5]) * ( [.$D$3] - (1 / ([.A31] + 273.15)) )" office:value-type="float" office:value="-23256.927406386">
            <text:p>-23256,93</text:p>
          </table:table-cell>
          <table:table-cell table:style-name="ce8" table:formula="of:=SQRT( (( [.$D$4] / (3 * [.$D$5]) ) ^ 3) + (([.D31] / 2)^2) )" office:value-type="float" office:value="36890.7665741198">
            <text:p>36890,77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f:=EXP( ([.E32] - [.D32]/2)^(1/3) - ([.E32] + [.D32]/2)^(1/3) ) / 1000" office:value-type="float" office:value="1.06537588577242">
            <text:p>1,07</text:p>
          </table:table-cell>
          <table:table-cell/>
          <table:table-cell table:style-name="ce8" table:formula="of:=(1 / [.$D$5]) * ( [.$D$3] - (1 / ([.A32] + 273.15)) )" office:value-type="float" office:value="-22719.988260108">
            <text:p>-22719,99</text:p>
          </table:table-cell>
          <table:table-cell table:style-name="ce8" table:formula="of:=SQRT( (( [.$D$4] / (3 * [.$D$5]) ) ^ 3) + (([.D32] / 2)^2) )" office:value-type="float" office:value="36807.0232016198">
            <text:p>36807,02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f:=EXP( ([.E33] - [.D33]/2)^(1/3) - ([.E33] + [.D33]/2)^(1/3) ) / 1000" office:value-type="float" office:value="0.911746507693958">
            <text:p>0,91</text:p>
          </table:table-cell>
          <table:table-cell/>
          <table:table-cell table:style-name="ce8" table:formula="of:=(1 / [.$D$5]) * ( [.$D$3] - (1 / ([.A33] + 273.15)) )" office:value-type="float" office:value="-22197.8347160956">
            <text:p>-22197,83</text:p>
          </table:table-cell>
          <table:table-cell table:style-name="ce8" table:formula="of:=SQRT( (( [.$D$4] / (3 * [.$D$5]) ) ^ 3) + (([.D33] / 2)^2) )" office:value-type="float" office:value="36727.2849098663">
            <text:p>36727,28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formula="of:=EXP( ([.E34] - [.D34]/2)^(1/3) - ([.E34] + [.D34]/2)^(1/3) ) / 1000" office:value-type="float" office:value="0.783355196756823">
            <text:p>0,78</text:p>
          </table:table-cell>
          <table:table-cell/>
          <table:table-cell table:style-name="ce8" table:formula="of:=(1 / [.$D$5]) * ( [.$D$3] - (1 / ([.A34] + 273.15)) )" office:value-type="float" office:value="-21689.8643458986">
            <text:p>-21689,86</text:p>
          </table:table-cell>
          <table:table-cell table:style-name="ce8" table:formula="of:=SQRT( (( [.$D$4] / (3 * [.$D$5]) ) ^ 3) + (([.D34] / 2)^2) )" office:value-type="float" office:value="36651.3307284414">
            <text:p>36651,33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EXP( ([.E35] - [.D35]/2)^(1/3) - ([.E35] + [.D35]/2)^(1/3) ) / 1000" office:value-type="float" office:value="0.675607911757332">
            <text:p>0,68</text:p>
          </table:table-cell>
          <table:table-cell/>
          <table:table-cell table:style-name="ce8" table:formula="of:=(1 / [.$D$5]) * ( [.$D$3] - (1 / ([.A35] + 273.15)) )" office:value-type="float" office:value="-21195.5070098755">
            <text:p>-21195,51</text:p>
          </table:table-cell>
          <table:table-cell table:style-name="ce8" table:formula="of:=SQRT( (( [.$D$4] / (3 * [.$D$5]) ) ^ 3) + (([.D35] / 2)^2) )" office:value-type="float" office:value="36578.9539172615">
            <text:p>36578,95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formula="of:=EXP( ([.E36] - [.D36]/2)^(1/3) - ([.E36] + [.D36]/2)^(1/3) ) / 1000" office:value-type="float" office:value="0.584821003646367">
            <text:p>0,58</text:p>
          </table:table-cell>
          <table:table-cell/>
          <table:table-cell table:style-name="ce8" table:formula="of:=(1 / [.$D$5]) * ( [.$D$3] - (1 / ([.A36] + 273.15)) )" office:value-type="float" office:value="-20714.2227225374">
            <text:p>-20714,22</text:p>
          </table:table-cell>
          <table:table-cell table:style-name="ce8" table:formula="of:=SQRT( (( [.$D$4] / (3 * [.$D$5]) ) ^ 3) + (([.D36] / 2)^2) )" office:value-type="float" office:value="36509.9609158849">
            <text:p>36509,96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formula="of:=EXP( ([.E37] - [.D37]/2)^(1/3) - ([.E37] + [.D37]/2)^(1/3) ) / 1000" office:value-type="float" office:value="0.5080272315462">
            <text:p>0,51</text:p>
          </table:table-cell>
          <table:table-cell/>
          <table:table-cell table:style-name="ce8" table:formula="of:=(1 / [.$D$5]) * ( [.$D$3] - (1 / ([.A37] + 273.15)) )" office:value-type="float" office:value="-20245.4996850319">
            <text:p>-20245,5</text:p>
          </table:table-cell>
          <table:table-cell table:style-name="ce8" table:formula="of:=SQRT( (( [.$D$4] / (3 * [.$D$5]) ) ^ 3) + (([.D37] / 2)^2) )" office:value-type="float" office:value="36444.1703802388">
            <text:p>36444,17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table:number-columns-spanned="5" table:number-rows-spanned="1">
            <text:p>Симуляція обчислень</text:p>
          </table:table-cell>
          <table:covered-table-cell table:number-columns-repeated="4" table:style-name="ce5"/>
          <table:table-cell table:number-columns-repeated="11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Vin</text:p>
          </table:table-cell>
          <table:table-cell table:style-name="ce2" office:value-type="string">
            <text:p>ADC</text:p>
          </table:table-cell>
          <table:table-cell table:number-columns-repeated="2"/>
          <table:table-cell table:style-name="ce2" office:value-type="string">
            <text:p>Vcc</text:p>
          </table:table-cell>
          <table:table-cell table:number-columns-repeated="3"/>
          <table:table-cell table:style-name="ce2" office:value-type="string">
            <text:p>t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Vin</text:p>
          </table:table-cell>
          <table:table-cell table:style-name="ce2" office:value-type="string">
            <text:p>ADC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table:style-name="ce4" table:formula="of:=EXP( ([.E9] - [.D9]/2)^(1/3) - ([.E9] + [.D9]/2)^(1/3) ) / 1000" office:value-type="float" office:value="181.699999999999">
            <text:p>181,7</text:p>
          </table:table-cell>
          <table:table-cell table:style-name="ce4" table:formula="of:=[.$H$42] * [.C42] / ([.B42] + [.C42])" office:value-type="float" office:value="5">
            <text:p>5</text:p>
          </table:table-cell>
          <table:table-cell table:style-name="ce4" table:formula="of:=ROUND([.D42]*1024 / [.$H$45]; 0)" office:value-type="float" office:value="1024">
            <text:p>1024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table:number-columns-repeated="3"/>
          <table:table-cell table:style-name="ce4" office:value-type="float" office:value="-30">
            <text:p>-30</text:p>
          </table:table-cell>
          <table:table-cell table:style-name="ce4" office:value-type="float" office:value="10">
            <text:p>10</text:p>
          </table:table-cell>
          <table:table-cell table:style-name="ce4" table:formula="of:=EXP( ([.E9] - [.D9]/2)^(1/3) - ([.E9] + [.D9]/2)^(1/3) ) / 1000" office:value-type="float" office:value="181.699999999999">
            <text:p>181,7</text:p>
          </table:table-cell>
          <table:table-cell table:style-name="ce4" table:formula="of:=[.$H$42] * ([.N42]/1000) / ( ([.M42]/1000) + ([.N42]/1000))" office:value-type="float" office:value="4.73917579551382">
            <text:p>4,74</text:p>
          </table:table-cell>
          <table:table-cell table:style-name="ce4" table:formula="of:=ROUND([.O42]*1024 / [.$H$45]; 0)" office:value-type="float" office:value="971">
            <text:p>971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0.35">
            <text:p>0,35</text:p>
          </table:table-cell>
          <table:table-cell table:style-name="ce4" table:formula="of:=EXP( ([.E10] - [.D10]/2)^(1/3) - ([.E10] + [.D10]/2)^(1/3) ) / 1000" office:value-type="float" office:value="133.36534156797">
            <text:p>133,37</text:p>
          </table:table-cell>
          <table:table-cell table:style-name="ce4" table:formula="of:=[.$H$42] * [.C43] / ([.B43] + [.C43])" office:value-type="float" office:value="4.98691249650579">
            <text:p>4,99</text:p>
          </table:table-cell>
          <table:table-cell table:style-name="ce4" table:formula="of:=ROUND([.D43]*1024 / [.$H$45]; 0)" office:value-type="float" office:value="1021">
            <text:p>1021</text:p>
          </table:table-cell>
          <table:table-cell table:number-columns-repeated="6"/>
          <table:table-cell table:style-name="ce4" office:value-type="float" office:value="-25">
            <text:p>-25</text:p>
          </table:table-cell>
          <table:table-cell table:style-name="ce4" office:value-type="float" office:value="9.64">
            <text:p>9,64</text:p>
          </table:table-cell>
          <table:table-cell table:style-name="ce4" table:formula="of:=EXP( ([.E10] - [.D10]/2)^(1/3) - ([.E10] + [.D10]/2)^(1/3) ) / 1000" office:value-type="float" office:value="133.36534156797">
            <text:p>133,37</text:p>
          </table:table-cell>
          <table:table-cell table:style-name="ce4" table:formula="of:=[.$H$42] * ([.N43]/1000) / ( ([.M43]/1000) + ([.N43]/1000))" office:value-type="float" office:value="4.66294965298838">
            <text:p>4,66</text:p>
          </table:table-cell>
          <table:table-cell table:style-name="ce4" table:formula="of:=ROUND([.O43]*1024 / [.$H$45]; 0)" office:value-type="float" office:value="955">
            <text:p>955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0.7">
            <text:p>0,7</text:p>
          </table:table-cell>
          <table:table-cell table:style-name="ce4" table:formula="of:=EXP( ([.E11] - [.D11]/2)^(1/3) - ([.E11] + [.D11]/2)^(1/3) ) / 1000" office:value-type="float" office:value="98.9165141326015">
            <text:p>98,92</text:p>
          </table:table-cell>
          <table:table-cell table:style-name="ce4" table:formula="of:=[.$H$42] * [.C44] / ([.B44] + [.C44])" office:value-type="float" office:value="4.96486526325002">
            <text:p>4,96</text:p>
          </table:table-cell>
          <table:table-cell table:style-name="ce4" table:formula="of:=ROUND([.D44]*1024 / [.$H$45]; 0)" office:value-type="float" office:value="1017">
            <text:p>1017</text:p>
          </table:table-cell>
          <table:table-cell table:number-columns-repeated="2"/>
          <table:table-cell table:style-name="ce2" office:value-type="string">
            <text:p>Vref</text:p>
          </table:table-cell>
          <table:table-cell table:number-columns-repeated="3"/>
          <table:table-cell table:style-name="ce4" office:value-type="float" office:value="-20">
            <text:p>-20</text:p>
          </table:table-cell>
          <table:table-cell table:style-name="ce4" office:value-type="float" office:value="9.28">
            <text:p>9,28</text:p>
          </table:table-cell>
          <table:table-cell table:style-name="ce4" table:formula="of:=EXP( ([.E11] - [.D11]/2)^(1/3) - ([.E11] + [.D11]/2)^(1/3) ) / 1000" office:value-type="float" office:value="98.9165141326015">
            <text:p>98,92</text:p>
          </table:table-cell>
          <table:table-cell table:style-name="ce4" table:formula="of:=[.$H$42] * ([.N44]/1000) / ( ([.M44]/1000) + ([.N44]/1000))" office:value-type="float" office:value="4.57115069397583">
            <text:p>4,57</text:p>
          </table:table-cell>
          <table:table-cell table:style-name="ce4" table:formula="of:=ROUND([.O44]*1024 / [.$H$45]; 0)" office:value-type="float" office:value="936">
            <text:p>936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1.05">
            <text:p>1,05</text:p>
          </table:table-cell>
          <table:table-cell table:style-name="ce4" table:formula="of:=EXP( ([.E12] - [.D12]/2)^(1/3) - ([.E12] + [.D12]/2)^(1/3) ) / 1000" office:value-type="float" office:value="74.1000238132305">
            <text:p>74,1</text:p>
          </table:table-cell>
          <table:table-cell table:style-name="ce4" table:formula="of:=[.$H$42] * [.C45] / ([.B45] + [.C45])" office:value-type="float" office:value="4.93013974269592">
            <text:p>4,93</text:p>
          </table:table-cell>
          <table:table-cell table:style-name="ce4" table:formula="of:=ROUND([.D45]*1024 / [.$H$45]; 0)" office:value-type="float" office:value="1010">
            <text:p>1010</text:p>
          </table:table-cell>
          <table:table-cell table:number-columns-repeated="2"/>
          <table:table-cell table:style-name="ce10" office:value-type="float" office:value="5">
            <text:p>5</text:p>
          </table:table-cell>
          <table:table-cell table:number-columns-repeated="3"/>
          <table:table-cell table:style-name="ce4" office:value-type="float" office:value="-15">
            <text:p>-15</text:p>
          </table:table-cell>
          <table:table-cell table:style-name="ce4" office:value-type="float" office:value="8.92">
            <text:p>8,92</text:p>
          </table:table-cell>
          <table:table-cell table:style-name="ce4" table:formula="of:=EXP( ([.E12] - [.D12]/2)^(1/3) - ([.E12] + [.D12]/2)^(1/3) ) / 1000" office:value-type="float" office:value="74.1000238132305">
            <text:p>74,1</text:p>
          </table:table-cell>
          <table:table-cell table:style-name="ce4" table:formula="of:=[.$H$42] * ([.N45]/1000) / ( ([.M45]/1000) + ([.N45]/1000))" office:value-type="float" office:value="4.46278020709394">
            <text:p>4,46</text:p>
          </table:table-cell>
          <table:table-cell table:style-name="ce4" table:formula="of:=ROUND([.O45]*1024 / [.$H$45]; 0)" office:value-type="float" office:value="914">
            <text:p>914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.4">
            <text:p>1,4</text:p>
          </table:table-cell>
          <table:table-cell table:style-name="ce4" table:formula="of:=EXP( ([.E13] - [.D13]/2)^(1/3) - ([.E13] + [.D13]/2)^(1/3) ) / 1000" office:value-type="float" office:value="56.0389929810305">
            <text:p>56,04</text:p>
          </table:table-cell>
          <table:table-cell table:style-name="ce4" table:formula="of:=[.$H$42] * [.C46] / ([.B46] + [.C46])" office:value-type="float" office:value="4.87813156817858">
            <text:p>4,88</text:p>
          </table:table-cell>
          <table:table-cell table:style-name="ce4" table:formula="of:=ROUND([.D46]*1024 / [.$H$45]; 0)" office:value-type="float" office:value="999">
            <text:p>999</text:p>
          </table:table-cell>
          <table:table-cell table:number-columns-repeated="6"/>
          <table:table-cell table:style-name="ce4" office:value-type="float" office:value="-10">
            <text:p>-10</text:p>
          </table:table-cell>
          <table:table-cell table:style-name="ce4" office:value-type="float" office:value="8.56">
            <text:p>8,56</text:p>
          </table:table-cell>
          <table:table-cell table:style-name="ce4" table:formula="of:=EXP( ([.E13] - [.D13]/2)^(1/3) - ([.E13] + [.D13]/2)^(1/3) ) / 1000" office:value-type="float" office:value="56.0389929810305">
            <text:p>56,04</text:p>
          </table:table-cell>
          <table:table-cell table:style-name="ce4" table:formula="of:=[.$H$42] * ([.N46]/1000) / ( ([.M46]/1000) + ([.N46]/1000))" office:value-type="float" office:value="4.3374509721449">
            <text:p>4,34</text:p>
          </table:table-cell>
          <table:table-cell table:style-name="ce4" table:formula="of:=ROUND([.O46]*1024 / [.$H$45]; 0)" office:value-type="float" office:value="888">
            <text:p>888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.75">
            <text:p>1,75</text:p>
          </table:table-cell>
          <table:table-cell table:style-name="ce4" table:formula="of:=EXP( ([.E14] - [.D14]/2)^(1/3) - ([.E14] + [.D14]/2)^(1/3) ) / 1000" office:value-type="float" office:value="42.7656685464947">
            <text:p>42,77</text:p>
          </table:table-cell>
          <table:table-cell table:style-name="ce4" table:formula="of:=[.$H$42] * [.C47] / ([.B47] + [.C47])" office:value-type="float" office:value="4.80343999572059">
            <text:p>4,8</text:p>
          </table:table-cell>
          <table:table-cell table:style-name="ce4" table:formula="of:=ROUND([.D47]*1024 / [.$H$45]; 0)" office:value-type="float" office:value="984">
            <text:p>984</text:p>
          </table:table-cell>
          <table:table-cell table:number-columns-repeated="2"/>
          <table:table-cell table:style-name="ce2" office:value-type="string">
            <text:p>R1</text:p>
          </table:table-cell>
          <table:table-cell table:number-columns-repeated="3"/>
          <table:table-cell table:style-name="ce4" office:value-type="float" office:value="-5">
            <text:p>-5</text:p>
          </table:table-cell>
          <table:table-cell table:style-name="ce4" office:value-type="float" office:value="8.2">
            <text:p>8,2</text:p>
          </table:table-cell>
          <table:table-cell table:style-name="ce4" table:formula="of:=EXP( ([.E14] - [.D14]/2)^(1/3) - ([.E14] + [.D14]/2)^(1/3) ) / 1000" office:value-type="float" office:value="42.7656685464947">
            <text:p>42,77</text:p>
          </table:table-cell>
          <table:table-cell table:style-name="ce4" table:formula="of:=[.$H$42] * ([.N47]/1000) / ( ([.M47]/1000) + ([.N47]/1000))" office:value-type="float" office:value="4.19553689435867">
            <text:p>4,2</text:p>
          </table:table-cell>
          <table:table-cell table:style-name="ce4" table:formula="of:=ROUND([.O47]*1024 / [.$H$45]; 0)" office:value-type="float" office:value="859">
            <text:p>8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table:style-name="ce4" table:formula="of:=EXP( ([.E15] - [.D15]/2)^(1/3) - ([.E15] + [.D15]/2)^(1/3) ) / 1000" office:value-type="float" office:value="32.9196116289566">
            <text:p>32,92</text:p>
          </table:table-cell>
          <table:table-cell table:style-name="ce4" table:formula="of:=[.$H$42] * [.C48] / ([.B48] + [.C48])" office:value-type="float" office:value="4.70016800553785">
            <text:p>4,7</text:p>
          </table:table-cell>
          <table:table-cell table:style-name="ce4" table:formula="of:=ROUND([.D48]*1024 / [.$H$45]; 0)" office:value-type="float" office:value="963">
            <text:p>963</text:p>
          </table:table-cell>
          <table:table-cell table:number-columns-repeated="2"/>
          <table:table-cell table:style-name="ce4" office:value-type="float" office:value="10000">
            <text:p>1000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7.84">
            <text:p>7,84</text:p>
          </table:table-cell>
          <table:table-cell table:style-name="ce4" table:formula="of:=EXP( ([.E15] - [.D15]/2)^(1/3) - ([.E15] + [.D15]/2)^(1/3) ) / 1000" office:value-type="float" office:value="32.9196116289566">
            <text:p>32,92</text:p>
          </table:table-cell>
          <table:table-cell table:style-name="ce4" table:formula="of:=[.$H$42] * ([.N48]/1000) / ( ([.M48]/1000) + ([.N48]/1000))" office:value-type="float" office:value="4.03826365283247">
            <text:p>4,04</text:p>
          </table:table-cell>
          <table:table-cell table:style-name="ce4" table:formula="of:=ROUND([.O48]*1024 / [.$H$45]; 0)" office:value-type="float" office:value="827">
            <text:p>8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style-name="ce4" table:formula="of:=EXP( ([.E16] - [.D16]/2)^(1/3) - ([.E16] + [.D16]/2)^(1/3) ) / 1000" office:value-type="float" office:value="25.5505573310764">
            <text:p>25,55</text:p>
          </table:table-cell>
          <table:table-cell table:style-name="ce4" table:formula="of:=[.$H$42] * [.C49] / ([.B49] + [.C49])" office:value-type="float" office:value="4.56250870812474">
            <text:p>4,56</text:p>
          </table:table-cell>
          <table:table-cell table:style-name="ce4" table:formula="of:=ROUND([.D49]*1024 / [.$H$45]; 0)" office:value-type="float" office:value="934">
            <text:p>934</text:p>
          </table:table-cell>
          <table:table-cell table:number-columns-repeated="6"/>
          <table:table-cell table:style-name="ce4" office:value-type="float" office:value="5">
            <text:p>5</text:p>
          </table:table-cell>
          <table:table-cell table:style-name="ce4" office:value-type="float" office:value="7.48">
            <text:p>7,48</text:p>
          </table:table-cell>
          <table:table-cell table:style-name="ce4" table:formula="of:=EXP( ([.E16] - [.D16]/2)^(1/3) - ([.E16] + [.D16]/2)^(1/3) ) / 1000" office:value-type="float" office:value="25.5505573310764">
            <text:p>25,55</text:p>
          </table:table-cell>
          <table:table-cell table:style-name="ce4" table:formula="of:=[.$H$42] * ([.N49]/1000) / ( ([.M49]/1000) + ([.N49]/1000))" office:value-type="float" office:value="3.86771513949561">
            <text:p>3,87</text:p>
          </table:table-cell>
          <table:table-cell table:style-name="ce4" table:formula="of:=ROUND([.O49]*1024 / [.$H$45]; 0)" office:value-type="float" office:value="792">
            <text:p>7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8">
            <text:p>2,8</text:p>
          </table:table-cell>
          <table:table-cell table:style-name="ce4" table:formula="of:=EXP( ([.E17] - [.D17]/2)^(1/3) - ([.E17] + [.D17]/2)^(1/3) ) / 1000" office:value-type="float" office:value="19.9881935225389">
            <text:p>19,99</text:p>
          </table:table-cell>
          <table:table-cell table:style-name="ce4" table:formula="of:=[.$H$42] * [.C50] / ([.B50] + [.C50])" office:value-type="float" office:value="4.38564678300835">
            <text:p>4,39</text:p>
          </table:table-cell>
          <table:table-cell table:style-name="ce4" table:formula="of:=ROUND([.D50]*1024 / [.$H$45]; 0)" office:value-type="float" office:value="898">
            <text:p>898</text:p>
          </table:table-cell>
          <table:table-cell table:number-columns-repeated="6"/>
          <table:table-cell table:style-name="ce4" office:value-type="float" office:value="10">
            <text:p>10</text:p>
          </table:table-cell>
          <table:table-cell table:style-name="ce4" office:value-type="float" office:value="7.12">
            <text:p>7,12</text:p>
          </table:table-cell>
          <table:table-cell table:style-name="ce4" table:formula="of:=EXP( ([.E17] - [.D17]/2)^(1/3) - ([.E17] + [.D17]/2)^(1/3) ) / 1000" office:value-type="float" office:value="19.9881935225389">
            <text:p>19,99</text:p>
          </table:table-cell>
          <table:table-cell table:style-name="ce4" table:formula="of:=[.$H$42] * ([.N50]/1000) / ( ([.M50]/1000) + ([.N50]/1000))" office:value-type="float" office:value="3.68674391857205">
            <text:p>3,69</text:p>
          </table:table-cell>
          <table:table-cell table:style-name="ce4" table:formula="of:=ROUND([.O50]*1024 / [.$H$45]; 0)" office:value-type="float" office:value="755">
            <text:p>7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15">
            <text:p>3,15</text:p>
          </table:table-cell>
          <table:table-cell table:style-name="ce4" table:formula="of:=EXP( ([.E18] - [.D18]/2)^(1/3) - ([.E18] + [.D18]/2)^(1/3) ) / 1000" office:value-type="float" office:value="15.7552147074267">
            <text:p>15,76</text:p>
          </table:table-cell>
          <table:table-cell table:style-name="ce4" table:formula="of:=[.$H$42] * [.C51] / ([.B51] + [.C51])" office:value-type="float" office:value="4.1668965286169">
            <text:p>4,17</text:p>
          </table:table-cell>
          <table:table-cell table:style-name="ce4" table:formula="of:=ROUND([.D51]*1024 / [.$H$45]; 0)" office:value-type="float" office:value="853">
            <text:p>853</text:p>
          </table:table-cell>
          <table:table-cell table:number-columns-repeated="6"/>
          <table:table-cell table:style-name="ce4" office:value-type="float" office:value="15">
            <text:p>15</text:p>
          </table:table-cell>
          <table:table-cell table:style-name="ce4" office:value-type="float" office:value="6.76000000000001">
            <text:p>6,76</text:p>
          </table:table-cell>
          <table:table-cell table:style-name="ce4" table:formula="of:=EXP( ([.E18] - [.D18]/2)^(1/3) - ([.E18] + [.D18]/2)^(1/3) ) / 1000" office:value-type="float" office:value="15.7552147074267">
            <text:p>15,76</text:p>
          </table:table-cell>
          <table:table-cell table:style-name="ce4" table:formula="of:=[.$H$42] * ([.N51]/1000) / ( ([.M51]/1000) + ([.N51]/1000))" office:value-type="float" office:value="3.49879290785306">
            <text:p>3,5</text:p>
          </table:table-cell>
          <table:table-cell table:style-name="ce4" table:formula="of:=ROUND([.O51]*1024 / [.$H$45]; 0)" office:value-type="float" office:value="717">
            <text:p>7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 table:style-name="ce4" table:formula="of:=EXP( ([.E19] - [.D19]/2)^(1/3) - ([.E19] + [.D19]/2)^(1/3) ) / 1000" office:value-type="float" office:value="12.5086692055559">
            <text:p>12,51</text:p>
          </table:table-cell>
          <table:table-cell table:style-name="ce4" table:formula="of:=[.$H$42] * [.C52] / ([.B52] + [.C52])" office:value-type="float" office:value="3.9068423005501">
            <text:p>3,91</text:p>
          </table:table-cell>
          <table:table-cell table:style-name="ce4" table:formula="of:=ROUND([.D52]*1024 / [.$H$45]; 0)" office:value-type="float" office:value="800">
            <text:p>800</text:p>
          </table:table-cell>
          <table:table-cell table:number-columns-repeated="6"/>
          <table:table-cell table:style-name="ce4" office:value-type="float" office:value="20">
            <text:p>20</text:p>
          </table:table-cell>
          <table:table-cell table:style-name="ce4" office:value-type="float" office:value="6.40000000000001">
            <text:p>6,4</text:p>
          </table:table-cell>
          <table:table-cell table:style-name="ce4" table:formula="of:=EXP( ([.E19] - [.D19]/2)^(1/3) - ([.E19] + [.D19]/2)^(1/3) ) / 1000" office:value-type="float" office:value="12.5086692055559">
            <text:p>12,51</text:p>
          </table:table-cell>
          <table:table-cell table:style-name="ce4" table:formula="of:=[.$H$42] * ([.N52]/1000) / ( ([.M52]/1000) + ([.N52]/1000))" office:value-type="float" office:value="3.30765456563186">
            <text:p>3,31</text:p>
          </table:table-cell>
          <table:table-cell table:style-name="ce4" table:formula="of:=ROUND([.O52]*1024 / [.$H$45]; 0)" office:value-type="float" office:value="677">
            <text:p>6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85">
            <text:p>3,85</text:p>
          </table:table-cell>
          <table:table-cell table:style-name="ce4" table:formula="of:=EXP( ([.E20] - [.D20]/2)^(1/3) - ([.E20] + [.D20]/2)^(1/3) ) / 1000" office:value-type="float" office:value="10">
            <text:p>10</text:p>
          </table:table-cell>
          <table:table-cell table:style-name="ce4" table:formula="of:=[.$H$42] * [.C53] / ([.B53] + [.C53])" office:value-type="float" office:value="3.6101083032491">
            <text:p>3,61</text:p>
          </table:table-cell>
          <table:table-cell table:style-name="ce4" table:formula="of:=ROUND([.D53]*1024 / [.$H$45]; 0)" office:value-type="float" office:value="739">
            <text:p>739</text:p>
          </table:table-cell>
          <table:table-cell table:number-columns-repeated="6"/>
          <table:table-cell table:style-name="ce4" office:value-type="float" office:value="25">
            <text:p>25</text:p>
          </table:table-cell>
          <table:table-cell table:style-name="ce4" office:value-type="float" office:value="6.04000000000001">
            <text:p>6,04</text:p>
          </table:table-cell>
          <table:table-cell table:style-name="ce4" table:formula="of:=EXP( ([.E20] - [.D20]/2)^(1/3) - ([.E20] + [.D20]/2)^(1/3) ) / 1000" office:value-type="float" office:value="10">
            <text:p>10</text:p>
          </table:table-cell>
          <table:table-cell table:style-name="ce4" table:formula="of:=[.$H$42] * ([.N53]/1000) / ( ([.M53]/1000) + ([.N53]/1000))" office:value-type="float" office:value="3.11720698254364">
            <text:p>3,12</text:p>
          </table:table-cell>
          <table:table-cell table:style-name="ce4" table:formula="of:=ROUND([.O53]*1024 / [.$H$45]; 0)" office:value-type="float" office:value="638">
            <text:p>6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2">
            <text:p>4,2</text:p>
          </table:table-cell>
          <table:table-cell table:style-name="ce4" table:formula="of:=EXP( ([.E21] - [.D21]/2)^(1/3) - ([.E21] + [.D21]/2)^(1/3) ) / 1000" office:value-type="float" office:value="8.04756193994982">
            <text:p>8,05</text:p>
          </table:table-cell>
          <table:table-cell table:style-name="ce4" table:formula="of:=[.$H$42] * [.C54] / ([.B54] + [.C54])" office:value-type="float" office:value="3.28537303154998">
            <text:p>3,29</text:p>
          </table:table-cell>
          <table:table-cell table:style-name="ce4" table:formula="of:=ROUND([.D54]*1024 / [.$H$45]; 0)" office:value-type="float" office:value="673">
            <text:p>673</text:p>
          </table:table-cell>
          <table:table-cell table:number-columns-repeated="6"/>
          <table:table-cell table:style-name="ce4" office:value-type="float" office:value="30">
            <text:p>30</text:p>
          </table:table-cell>
          <table:table-cell table:style-name="ce4" office:value-type="float" office:value="5.68000000000001">
            <text:p>5,68</text:p>
          </table:table-cell>
          <table:table-cell table:style-name="ce4" table:formula="of:=EXP( ([.E21] - [.D21]/2)^(1/3) - ([.E21] + [.D21]/2)^(1/3) ) / 1000" office:value-type="float" office:value="8.04756193994982">
            <text:p>8,05</text:p>
          </table:table-cell>
          <table:table-cell table:style-name="ce4" table:formula="of:=[.$H$42] * ([.N54]/1000) / ( ([.M54]/1000) + ([.N54]/1000))" office:value-type="float" office:value="2.93116941491623">
            <text:p>2,93</text:p>
          </table:table-cell>
          <table:table-cell table:style-name="ce4" table:formula="of:=ROUND([.O54]*1024 / [.$H$45]; 0)" office:value-type="float" office:value="600">
            <text:p>6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.55">
            <text:p>4,55</text:p>
          </table:table-cell>
          <table:table-cell table:style-name="ce4" table:formula="of:=EXP( ([.E22] - [.D22]/2)^(1/3) - ([.E22] + [.D22]/2)^(1/3) ) / 1000" office:value-type="float" office:value="6.51754691487074">
            <text:p>6,52</text:p>
          </table:table-cell>
          <table:table-cell table:style-name="ce4" table:formula="of:=[.$H$42] * [.C55] / ([.B55] + [.C55])" office:value-type="float" office:value="2.94444060865626">
            <text:p>2,94</text:p>
          </table:table-cell>
          <table:table-cell table:style-name="ce4" table:formula="of:=ROUND([.D55]*1024 / [.$H$45]; 0)" office:value-type="float" office:value="603">
            <text:p>603</text:p>
          </table:table-cell>
          <table:table-cell table:number-columns-repeated="6"/>
          <table:table-cell table:style-name="ce4" office:value-type="float" office:value="35">
            <text:p>35</text:p>
          </table:table-cell>
          <table:table-cell table:style-name="ce4" office:value-type="float" office:value="5.32000000000001">
            <text:p>5,32</text:p>
          </table:table-cell>
          <table:table-cell table:style-name="ce4" table:formula="of:=EXP( ([.E22] - [.D22]/2)^(1/3) - ([.E22] + [.D22]/2)^(1/3) ) / 1000" office:value-type="float" office:value="6.51754691487074">
            <text:p>6,52</text:p>
          </table:table-cell>
          <table:table-cell table:style-name="ce4" table:formula="of:=[.$H$42] * ([.N55]/1000) / ( ([.M55]/1000) + ([.N55]/1000))" office:value-type="float" office:value="2.75291281282407">
            <text:p>2,75</text:p>
          </table:table-cell>
          <table:table-cell table:style-name="ce4" table:formula="of:=ROUND([.O55]*1024 / [.$H$45]; 0)" office:value-type="float" office:value="564">
            <text:p>56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.9">
            <text:p>4,9</text:p>
          </table:table-cell>
          <table:table-cell table:style-name="ce4" table:formula="of:=EXP( ([.E23] - [.D23]/2)^(1/3) - ([.E23] + [.D23]/2)^(1/3) ) / 1000" office:value-type="float" office:value="5.31062831360189">
            <text:p>5,31</text:p>
          </table:table-cell>
          <table:table-cell table:style-name="ce4" table:formula="of:=[.$H$42] * [.C56] / ([.B56] + [.C56])" office:value-type="float" office:value="2.60053943327241">
            <text:p>2,6</text:p>
          </table:table-cell>
          <table:table-cell table:style-name="ce4" table:formula="of:=ROUND([.D56]*1024 / [.$H$45]; 0)" office:value-type="float" office:value="533">
            <text:p>533</text:p>
          </table:table-cell>
          <table:table-cell table:number-columns-repeated="6"/>
          <table:table-cell table:style-name="ce4" office:value-type="float" office:value="40">
            <text:p>40</text:p>
          </table:table-cell>
          <table:table-cell table:style-name="ce4" office:value-type="float" office:value="4.96000000000001">
            <text:p>4,96</text:p>
          </table:table-cell>
          <table:table-cell table:style-name="ce4" table:formula="of:=EXP( ([.E23] - [.D23]/2)^(1/3) - ([.E23] + [.D23]/2)^(1/3) ) / 1000" office:value-type="float" office:value="5.31062831360189">
            <text:p>5,31</text:p>
          </table:table-cell>
          <table:table-cell table:style-name="ce4" table:formula="of:=[.$H$42] * ([.N56]/1000) / ( ([.M56]/1000) + ([.N56]/1000))" office:value-type="float" office:value="2.5853473377908">
            <text:p>2,59</text:p>
          </table:table-cell>
          <table:table-cell table:style-name="ce4" table:formula="of:=ROUND([.O56]*1024 / [.$H$45]; 0)" office:value-type="float" office:value="529">
            <text:p>52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.25">
            <text:p>5,25</text:p>
          </table:table-cell>
          <table:table-cell table:style-name="ce4" table:formula="of:=EXP( ([.E24] - [.D24]/2)^(1/3) - ([.E24] + [.D24]/2)^(1/3) ) / 1000" office:value-type="float" office:value="4.35253088968085">
            <text:p>4,35</text:p>
          </table:table-cell>
          <table:table-cell table:style-name="ce4" table:formula="of:=[.$H$42] * [.C57] / ([.B57] + [.C57])" office:value-type="float" office:value="2.26634568515588">
            <text:p>2,27</text:p>
          </table:table-cell>
          <table:table-cell table:style-name="ce4" table:formula="of:=ROUND([.D57]*1024 / [.$H$45]; 0)" office:value-type="float" office:value="464">
            <text:p>464</text:p>
          </table:table-cell>
          <table:table-cell table:number-columns-repeated="6"/>
          <table:table-cell table:style-name="ce4" office:value-type="float" office:value="45">
            <text:p>45</text:p>
          </table:table-cell>
          <table:table-cell table:style-name="ce4" office:value-type="float" office:value="4.60000000000001">
            <text:p>4,6</text:p>
          </table:table-cell>
          <table:table-cell table:style-name="ce4" table:formula="of:=EXP( ([.E24] - [.D24]/2)^(1/3) - ([.E24] + [.D24]/2)^(1/3) ) / 1000" office:value-type="float" office:value="4.35253088968085">
            <text:p>4,35</text:p>
          </table:table-cell>
          <table:table-cell table:style-name="ce4" table:formula="of:=[.$H$42] * ([.N57]/1000) / ( ([.M57]/1000) + ([.N57]/1000))" office:value-type="float" office:value="2.43089409202586">
            <text:p>2,43</text:p>
          </table:table-cell>
          <table:table-cell table:style-name="ce4" table:formula="of:=ROUND([.O57]*1024 / [.$H$45]; 0)" office:value-type="float" office:value="498">
            <text:p>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.6">
            <text:p>5,6</text:p>
          </table:table-cell>
          <table:table-cell table:style-name="ce4" table:formula="of:=EXP( ([.E25] - [.D25]/2)^(1/3) - ([.E25] + [.D25]/2)^(1/3) ) / 1000" office:value-type="float" office:value="3.58731814912071">
            <text:p>3,59</text:p>
          </table:table-cell>
          <table:table-cell table:style-name="ce4" table:formula="of:=[.$H$42] * [.C58] / ([.B58] + [.C58])" office:value-type="float" office:value="1.95232062877024">
            <text:p>1,95</text:p>
          </table:table-cell>
          <table:table-cell table:style-name="ce4" table:formula="of:=ROUND([.D58]*1024 / [.$H$45]; 0)" office:value-type="float" office:value="400">
            <text:p>400</text:p>
          </table:table-cell>
          <table:table-cell table:number-columns-repeated="6"/>
          <table:table-cell table:style-name="ce4" office:value-type="float" office:value="50">
            <text:p>50</text:p>
          </table:table-cell>
          <table:table-cell table:style-name="ce4" office:value-type="float" office:value="4.24000000000001">
            <text:p>4,24</text:p>
          </table:table-cell>
          <table:table-cell table:style-name="ce4" table:formula="of:=EXP( ([.E25] - [.D25]/2)^(1/3) - ([.E25] + [.D25]/2)^(1/3) ) / 1000" office:value-type="float" office:value="3.58731814912071">
            <text:p>3,59</text:p>
          </table:table-cell>
          <table:table-cell table:style-name="ce4" table:formula="of:=[.$H$42] * ([.N58]/1000) / ( ([.M58]/1000) + ([.N58]/1000))" office:value-type="float" office:value="2.29153720391683">
            <text:p>2,29</text:p>
          </table:table-cell>
          <table:table-cell table:style-name="ce4" table:formula="of:=ROUND([.O58]*1024 / [.$H$45]; 0)" office:value-type="float" office:value="469">
            <text:p>46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.95">
            <text:p>5,95</text:p>
          </table:table-cell>
          <table:table-cell table:style-name="ce4" table:formula="of:=EXP( ([.E26] - [.D26]/2)^(1/3) - ([.E26] + [.D26]/2)^(1/3) ) / 1000" office:value-type="float" office:value="2.97257674151848">
            <text:p>2,97</text:p>
          </table:table-cell>
          <table:table-cell table:style-name="ce4" table:formula="of:=[.$H$42] * [.C59] / ([.B59] + [.C59])" office:value-type="float" office:value="1.66576137568338">
            <text:p>1,67</text:p>
          </table:table-cell>
          <table:table-cell table:style-name="ce4" table:formula="of:=ROUND([.D59]*1024 / [.$H$45]; 0)" office:value-type="float" office:value="341">
            <text:p>341</text:p>
          </table:table-cell>
          <table:table-cell table:number-columns-repeated="6"/>
          <table:table-cell table:style-name="ce4" office:value-type="float" office:value="55">
            <text:p>55</text:p>
          </table:table-cell>
          <table:table-cell table:style-name="ce4" office:value-type="float" office:value="3.88000000000001">
            <text:p>3,88</text:p>
          </table:table-cell>
          <table:table-cell table:style-name="ce4" table:formula="of:=EXP( ([.E26] - [.D26]/2)^(1/3) - ([.E26] + [.D26]/2)^(1/3) ) / 1000" office:value-type="float" office:value="2.97257674151848">
            <text:p>2,97</text:p>
          </table:table-cell>
          <table:table-cell table:style-name="ce4" table:formula="of:=[.$H$42] * ([.N59]/1000) / ( ([.M59]/1000) + ([.N59]/1000))" office:value-type="float" office:value="2.16894815895179">
            <text:p>2,17</text:p>
          </table:table-cell>
          <table:table-cell table:style-name="ce4" table:formula="of:=ROUND([.O59]*1024 / [.$H$45]; 0)" office:value-type="float" office:value="444">
            <text:p>4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.3">
            <text:p>6,3</text:p>
          </table:table-cell>
          <table:table-cell table:style-name="ce4" table:formula="of:=EXP( ([.E27] - [.D27]/2)^(1/3) - ([.E27] + [.D27]/2)^(1/3) ) / 1000" office:value-type="float" office:value="2.47593571570867">
            <text:p>2,48</text:p>
          </table:table-cell>
          <table:table-cell table:style-name="ce4" table:formula="of:=[.$H$42] * [.C60] / ([.B60] + [.C60])" office:value-type="float" office:value="1.41063915912512">
            <text:p>1,41</text:p>
          </table:table-cell>
          <table:table-cell table:style-name="ce4" table:formula="of:=ROUND([.D60]*1024 / [.$H$45]; 0)" office:value-type="float" office:value="289">
            <text:p>289</text:p>
          </table:table-cell>
          <table:table-cell table:number-columns-repeated="6"/>
          <table:table-cell table:style-name="ce4" office:value-type="float" office:value="60">
            <text:p>60</text:p>
          </table:table-cell>
          <table:table-cell table:style-name="ce4" office:value-type="float" office:value="3.52000000000001">
            <text:p>3,52</text:p>
          </table:table-cell>
          <table:table-cell table:style-name="ce4" table:formula="of:=EXP( ([.E27] - [.D27]/2)^(1/3) - ([.E27] + [.D27]/2)^(1/3) ) / 1000" office:value-type="float" office:value="2.47593571570867">
            <text:p>2,48</text:p>
          </table:table-cell>
          <table:table-cell table:style-name="ce4" table:formula="of:=[.$H$42] * ([.N60]/1000) / ( ([.M60]/1000) + ([.N60]/1000))" office:value-type="float" office:value="2.06467833637876">
            <text:p>2,06</text:p>
          </table:table-cell>
          <table:table-cell table:style-name="ce4" table:formula="of:=ROUND([.O60]*1024 / [.$H$45]; 0)" office:value-type="float" office:value="423">
            <text:p>42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.65">
            <text:p>6,65</text:p>
          </table:table-cell>
          <table:table-cell table:style-name="ce4" table:formula="of:=EXP( ([.E28] - [.D28]/2)^(1/3) - ([.E28] + [.D28]/2)^(1/3) ) / 1000" office:value-type="float" office:value="2.07253234975459">
            <text:p>2,07</text:p>
          </table:table-cell>
          <table:table-cell table:style-name="ce4" table:formula="of:=[.$H$42] * [.C61] / ([.B61] + [.C61])" office:value-type="float" office:value="1.1880336275353">
            <text:p>1,19</text:p>
          </table:table-cell>
          <table:table-cell table:style-name="ce4" table:formula="of:=ROUND([.D61]*1024 / [.$H$45]; 0)" office:value-type="float" office:value="243">
            <text:p>243</text:p>
          </table:table-cell>
          <table:table-cell table:number-columns-repeated="6"/>
          <table:table-cell table:style-name="ce4" office:value-type="float" office:value="65">
            <text:p>65</text:p>
          </table:table-cell>
          <table:table-cell table:style-name="ce4" office:value-type="float" office:value="3.16000000000001">
            <text:p>3,16</text:p>
          </table:table-cell>
          <table:table-cell table:style-name="ce4" table:formula="of:=EXP( ([.E28] - [.D28]/2)^(1/3) - ([.E28] + [.D28]/2)^(1/3) ) / 1000" office:value-type="float" office:value="2.07253234975459">
            <text:p>2,07</text:p>
          </table:table-cell>
          <table:table-cell table:style-name="ce4" table:formula="of:=[.$H$42] * ([.N61]/1000) / ( ([.M61]/1000) + ([.N61]/1000))" office:value-type="float" office:value="1.98042956184666">
            <text:p>1,98</text:p>
          </table:table-cell>
          <table:table-cell table:style-name="ce4" table:formula="of:=ROUND([.O61]*1024 / [.$H$45]; 0)" office:value-type="float" office:value="406">
            <text:p>40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style-name="ce4" table:formula="of:=EXP( ([.E29] - [.D29]/2)^(1/3) - ([.E29] + [.D29]/2)^(1/3) ) / 1000" office:value-type="float" office:value="1.74315422129071">
            <text:p>1,74</text:p>
          </table:table-cell>
          <table:table-cell table:style-name="ce4" table:formula="of:=[.$H$42] * [.C62] / ([.B62] + [.C62])" office:value-type="float" office:value="0.996868050803625">
            <text:p>1</text:p>
          </table:table-cell>
          <table:table-cell table:style-name="ce4" table:formula="of:=ROUND([.D62]*1024 / [.$H$45]; 0)" office:value-type="float" office:value="204">
            <text:p>204</text:p>
          </table:table-cell>
          <table:table-cell table:number-columns-repeated="6"/>
          <table:table-cell table:style-name="ce4" office:value-type="float" office:value="70">
            <text:p>70</text:p>
          </table:table-cell>
          <table:table-cell table:style-name="ce4" office:value-type="float" office:value="2.80000000000001">
            <text:p>2,8</text:p>
          </table:table-cell>
          <table:table-cell table:style-name="ce4" table:formula="of:=EXP( ([.E29] - [.D29]/2)^(1/3) - ([.E29] + [.D29]/2)^(1/3) ) / 1000" office:value-type="float" office:value="1.74315422129071">
            <text:p>1,74</text:p>
          </table:table-cell>
          <table:table-cell table:style-name="ce4" table:formula="of:=[.$H$42] * ([.N62]/1000) / ( ([.M62]/1000) + ([.N62]/1000))" office:value-type="float" office:value="1.918440511134">
            <text:p>1,92</text:p>
          </table:table-cell>
          <table:table-cell table:style-name="ce4" table:formula="of:=ROUND([.O62]*1024 / [.$H$45]; 0)" office:value-type="float" office:value="393">
            <text:p>39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.35">
            <text:p>7,35</text:p>
          </table:table-cell>
          <table:table-cell table:style-name="ce4" table:formula="of:=EXP( ([.E30] - [.D30]/2)^(1/3) - ([.E30] + [.D30]/2)^(1/3) ) / 1000" office:value-type="float" office:value="1.47286786701881">
            <text:p>1,47</text:p>
          </table:table-cell>
          <table:table-cell table:style-name="ce4" table:formula="of:=[.$H$42] * [.C63] / ([.B63] + [.C63])" office:value-type="float" office:value="0.834687705414137">
            <text:p>0,83</text:p>
          </table:table-cell>
          <table:table-cell table:style-name="ce4" table:formula="of:=ROUND([.D63]*1024 / [.$H$45]; 0)" office:value-type="float" office:value="171">
            <text:p>171</text:p>
          </table:table-cell>
          <table:table-cell table:number-columns-repeated="6"/>
          <table:table-cell table:style-name="ce4" office:value-type="float" office:value="75">
            <text:p>75</text:p>
          </table:table-cell>
          <table:table-cell table:style-name="ce4" office:value-type="float" office:value="2.44000000000001">
            <text:p>2,44</text:p>
          </table:table-cell>
          <table:table-cell table:style-name="ce4" table:formula="of:=EXP( ([.E30] - [.D30]/2)^(1/3) - ([.E30] + [.D30]/2)^(1/3) ) / 1000" office:value-type="float" office:value="1.47286786701881">
            <text:p>1,47</text:p>
          </table:table-cell>
          <table:table-cell table:style-name="ce4" table:formula="of:=[.$H$42] * ([.N63]/1000) / ( ([.M63]/1000) + ([.N63]/1000))" office:value-type="float" office:value="1.88208229497534">
            <text:p>1,88</text:p>
          </table:table-cell>
          <table:table-cell table:style-name="ce4" table:formula="of:=ROUND([.O63]*1024 / [.$H$45]; 0)" office:value-type="float" office:value="385">
            <text:p>38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.7">
            <text:p>7,7</text:p>
          </table:table-cell>
          <table:table-cell table:style-name="ce4" table:formula="of:=EXP( ([.E31] - [.D31]/2)^(1/3) - ([.E31] + [.D31]/2)^(1/3) ) / 1000" office:value-type="float" office:value="1.24999999999999">
            <text:p>1,25</text:p>
          </table:table-cell>
          <table:table-cell table:style-name="ce4" table:formula="of:=[.$H$42] * [.C64] / ([.B64] + [.C64])" office:value-type="float" office:value="0.698324022346366">
            <text:p>0,7</text:p>
          </table:table-cell>
          <table:table-cell table:style-name="ce4" table:formula="of:=ROUND([.D64]*1024 / [.$H$45]; 0)" office:value-type="float" office:value="143">
            <text:p>143</text:p>
          </table:table-cell>
          <table:table-cell table:number-columns-repeated="6"/>
          <table:table-cell table:style-name="ce4" office:value-type="float" office:value="80">
            <text:p>80</text:p>
          </table:table-cell>
          <table:table-cell table:style-name="ce4" office:value-type="float" office:value="2.08000000000001">
            <text:p>2,08</text:p>
          </table:table-cell>
          <table:table-cell table:style-name="ce4" table:formula="of:=EXP( ([.E31] - [.D31]/2)^(1/3) - ([.E31] + [.D31]/2)^(1/3) ) / 1000" office:value-type="float" office:value="1.24999999999999">
            <text:p>1,25</text:p>
          </table:table-cell>
          <table:table-cell table:style-name="ce4" table:formula="of:=[.$H$42] * ([.N64]/1000) / ( ([.M64]/1000) + ([.N64]/1000))" office:value-type="float" office:value="1.87687687687686">
            <text:p>1,88</text:p>
          </table:table-cell>
          <table:table-cell table:style-name="ce4" table:formula="of:=ROUND([.O64]*1024 / [.$H$45]; 0)" office:value-type="float" office:value="384">
            <text:p>3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.05">
            <text:p>8,05</text:p>
          </table:table-cell>
          <table:table-cell table:style-name="ce4" table:formula="of:=EXP( ([.E32] - [.D32]/2)^(1/3) - ([.E32] + [.D32]/2)^(1/3) ) / 1000" office:value-type="float" office:value="1.06537588577242">
            <text:p>1,07</text:p>
          </table:table-cell>
          <table:table-cell table:style-name="ce4" table:formula="of:=[.$H$42] * [.C65] / ([.B65] + [.C65])" office:value-type="float" office:value="0.584383956911364">
            <text:p>0,58</text:p>
          </table:table-cell>
          <table:table-cell table:style-name="ce4" table:formula="of:=ROUND([.D65]*1024 / [.$H$45]; 0)" office:value-type="float" office:value="120">
            <text:p>120</text:p>
          </table:table-cell>
          <table:table-cell table:number-columns-repeated="6"/>
          <table:table-cell table:style-name="ce4" office:value-type="float" office:value="85">
            <text:p>85</text:p>
          </table:table-cell>
          <table:table-cell table:style-name="ce4" office:value-type="float" office:value="1.72000000000001">
            <text:p>1,72</text:p>
          </table:table-cell>
          <table:table-cell table:style-name="ce4" table:formula="of:=EXP( ([.E32] - [.D32]/2)^(1/3) - ([.E32] + [.D32]/2)^(1/3) ) / 1000" office:value-type="float" office:value="1.06537588577242">
            <text:p>1,07</text:p>
          </table:table-cell>
          <table:table-cell table:style-name="ce4" table:formula="of:=[.$H$42] * ([.N65]/1000) / ( ([.M65]/1000) + ([.N65]/1000))" office:value-type="float" office:value="1.91244544625792">
            <text:p>1,91</text:p>
          </table:table-cell>
          <table:table-cell table:style-name="ce4" table:formula="of:=ROUND([.O65]*1024 / [.$H$45]; 0)" office:value-type="float" office:value="392">
            <text:p>3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.4">
            <text:p>8,4</text:p>
          </table:table-cell>
          <table:table-cell table:style-name="ce4" table:formula="of:=EXP( ([.E33] - [.D33]/2)^(1/3) - ([.E33] + [.D33]/2)^(1/3) ) / 1000" office:value-type="float" office:value="0.911746507693958">
            <text:p>0,91</text:p>
          </table:table-cell>
          <table:table-cell table:style-name="ce4" table:formula="of:=[.$H$42] * [.C66] / ([.B66] + [.C66])" office:value-type="float" office:value="0.489567938163166">
            <text:p>0,49</text:p>
          </table:table-cell>
          <table:table-cell table:style-name="ce4" table:formula="of:=ROUND([.D66]*1024 / [.$H$45]; 0)" office:value-type="float" office:value="100">
            <text:p>100</text:p>
          </table:table-cell>
          <table:table-cell table:number-columns-repeated="6"/>
          <table:table-cell table:style-name="ce4" office:value-type="float" office:value="90">
            <text:p>90</text:p>
          </table:table-cell>
          <table:table-cell table:style-name="ce4" office:value-type="float" office:value="1.36000000000001">
            <text:p>1,36</text:p>
          </table:table-cell>
          <table:table-cell table:style-name="ce4" table:formula="of:=EXP( ([.E33] - [.D33]/2)^(1/3) - ([.E33] + [.D33]/2)^(1/3) ) / 1000" office:value-type="float" office:value="0.911746507693958">
            <text:p>0,91</text:p>
          </table:table-cell>
          <table:table-cell table:style-name="ce4" table:formula="of:=[.$H$42] * ([.N66]/1000) / ( ([.M66]/1000) + ([.N66]/1000))" office:value-type="float" office:value="2.00670828502662">
            <text:p>2,01</text:p>
          </table:table-cell>
          <table:table-cell table:style-name="ce4" table:formula="of:=ROUND([.O66]*1024 / [.$H$45]; 0)" office:value-type="float" office:value="411">
            <text:p>4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.75">
            <text:p>8,75</text:p>
          </table:table-cell>
          <table:table-cell table:style-name="ce4" table:formula="of:=EXP( ([.E34] - [.D34]/2)^(1/3) - ([.E34] + [.D34]/2)^(1/3) ) / 1000" office:value-type="float" office:value="0.783355196756823">
            <text:p>0,78</text:p>
          </table:table-cell>
          <table:table-cell table:style-name="ce4" table:formula="of:=[.$H$42] * [.C67] / ([.B67] + [.C67])" office:value-type="float" office:value="0.410849685440922">
            <text:p>0,41</text:p>
          </table:table-cell>
          <table:table-cell table:style-name="ce4" table:formula="of:=ROUND([.D67]*1024 / [.$H$45]; 0)" office:value-type="float" office:value="84">
            <text:p>84</text:p>
          </table:table-cell>
          <table:table-cell table:number-columns-repeated="6"/>
          <table:table-cell table:style-name="ce4" office:value-type="float" office:value="95">
            <text:p>95</text:p>
          </table:table-cell>
          <table:table-cell table:style-name="ce4" office:value-type="float" office:value="1.00000000000001">
            <text:p>1</text:p>
          </table:table-cell>
          <table:table-cell table:style-name="ce4" table:formula="of:=EXP( ([.E34] - [.D34]/2)^(1/3) - ([.E34] + [.D34]/2)^(1/3) ) / 1000" office:value-type="float" office:value="0.783355196756823">
            <text:p>0,78</text:p>
          </table:table-cell>
          <table:table-cell table:style-name="ce4" table:formula="of:=[.$H$42] * ([.N67]/1000) / ( ([.M67]/1000) + ([.N67]/1000))" office:value-type="float" office:value="2.19629605527102">
            <text:p>2,2</text:p>
          </table:table-cell>
          <table:table-cell table:style-name="ce4" table:formula="of:=ROUND([.O67]*1024 / [.$H$45]; 0)" office:value-type="float" office:value="450">
            <text:p>4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.1">
            <text:p>9,1</text:p>
          </table:table-cell>
          <table:table-cell table:style-name="ce4" table:formula="of:=EXP( ([.E35] - [.D35]/2)^(1/3) - ([.E35] + [.D35]/2)^(1/3) ) / 1000" office:value-type="float" office:value="0.675607911757332">
            <text:p>0,68</text:p>
          </table:table-cell>
          <table:table-cell table:style-name="ce4" table:formula="of:=[.$H$42] * [.C68] / ([.B68] + [.C68])" office:value-type="float" office:value="0.345558004093415">
            <text:p>0,35</text:p>
          </table:table-cell>
          <table:table-cell table:style-name="ce4" table:formula="of:=ROUND([.D68]*1024 / [.$H$45]; 0)" office:value-type="float" office:value="71">
            <text:p>71</text:p>
          </table:table-cell>
          <table:table-cell table:number-columns-repeated="6"/>
          <table:table-cell table:style-name="ce4" office:value-type="float" office:value="100">
            <text:p>100</text:p>
          </table:table-cell>
          <table:table-cell table:style-name="ce4" office:value-type="float" office:value="0.640000000000015">
            <text:p>0,64</text:p>
          </table:table-cell>
          <table:table-cell table:style-name="ce4" table:formula="of:=EXP( ([.E35] - [.D35]/2)^(1/3) - ([.E35] + [.D35]/2)^(1/3) ) / 1000" office:value-type="float" office:value="0.675607911757332">
            <text:p>0,68</text:p>
          </table:table-cell>
          <table:table-cell table:style-name="ce4" table:formula="of:=[.$H$42] * ([.N68]/1000) / ( ([.M68]/1000) + ([.N68]/1000))" office:value-type="float" office:value="2.56766436914657">
            <text:p>2,57</text:p>
          </table:table-cell>
          <table:table-cell table:style-name="ce4" table:formula="of:=ROUND([.O68]*1024 / [.$H$45]; 0)" office:value-type="float" office:value="526">
            <text:p>52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.45">
            <text:p>9,45</text:p>
          </table:table-cell>
          <table:table-cell table:style-name="ce4" table:formula="of:=EXP( ([.E36] - [.D36]/2)^(1/3) - ([.E36] + [.D36]/2)^(1/3) ) / 1000" office:value-type="float" office:value="0.584821003646367">
            <text:p>0,58</text:p>
          </table:table-cell>
          <table:table-cell table:style-name="ce4" table:formula="of:=[.$H$42] * [.C69] / ([.B69] + [.C69])" office:value-type="float" office:value="0.291395832289315">
            <text:p>0,29</text:p>
          </table:table-cell>
          <table:table-cell table:style-name="ce4" table:formula="of:=ROUND([.D69]*1024 / [.$H$45]; 0)" office:value-type="float" office:value="60">
            <text:p>60</text:p>
          </table:table-cell>
          <table:table-cell table:number-columns-repeated="6"/>
          <table:table-cell table:style-name="ce4" office:value-type="float" office:value="105">
            <text:p>105</text:p>
          </table:table-cell>
          <table:table-cell table:style-name="ce4" office:value-type="float" office:value="0.280000000000015">
            <text:p>0,28</text:p>
          </table:table-cell>
          <table:table-cell table:style-name="ce4" table:formula="of:=EXP( ([.E36] - [.D36]/2)^(1/3) - ([.E36] + [.D36]/2)^(1/3) ) / 1000" office:value-type="float" office:value="0.584821003646367">
            <text:p>0,58</text:p>
          </table:table-cell>
          <table:table-cell table:style-name="ce4" table:formula="of:=[.$H$42] * ([.N69]/1000) / ( ([.M69]/1000) + ([.N69]/1000))" office:value-type="float" office:value="3.38116790168463">
            <text:p>3,38</text:p>
          </table:table-cell>
          <table:table-cell table:style-name="ce4" table:formula="of:=ROUND([.O69]*1024 / [.$H$45]; 0)" office:value-type="float" office:value="692">
            <text:p>69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4" table:formula="of:=EXP( ([.E37] - [.D37]/2)^(1/3) - ([.E37] + [.D37]/2)^(1/3) ) / 1000" office:value-type="float" office:value="0.5080272315462">
            <text:p>0,51</text:p>
          </table:table-cell>
          <table:table-cell table:style-name="ce4" table:formula="of:=[.$H$42] * [.C70] / ([.B70] + [.C70])" office:value-type="float" office:value="0.241732924911466">
            <text:p>0,24</text:p>
          </table:table-cell>
          <table:table-cell table:style-name="ce4" table:formula="of:=ROUND([.D70]*1024 / [.$H$45]; 0)" office:value-type="float" office:value="50">
            <text:p>50</text:p>
          </table:table-cell>
          <table:table-cell table:number-columns-repeated="6"/>
          <table:table-cell table:style-name="ce4" office:value-type="float" office:value="110">
            <text:p>110</text:p>
          </table:table-cell>
          <table:table-cell table:style-name="ce4" office:value-type="float" office:value="0">
            <text:p>0</text:p>
          </table:table-cell>
          <table:table-cell table:style-name="ce4" table:formula="of:=EXP( ([.E37] - [.D37]/2)^(1/3) - ([.E37] + [.D37]/2)^(1/3) ) / 1000" office:value-type="float" office:value="0.5080272315462">
            <text:p>0,51</text:p>
          </table:table-cell>
          <table:table-cell table:style-name="ce4" table:formula="of:=[.$H$42] * ([.N70]/1000) / ( ([.M70]/1000) + ([.N70]/1000))" office:value-type="float" office:value="5">
            <text:p>5</text:p>
          </table:table-cell>
          <table:table-cell table:style-name="ce4" table:formula="of:=ROUND([.O70]*1024 / [.$H$45]; 0)" office:value-type="float" office:value="1024">
            <text:p>1024</text:p>
          </table:table-cell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>
            <text:p>ADC</text:p>
          </table:table-cell>
          <table:table-cell table:style-name="ce2" office:value-type="string">
            <text:p>Vin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t</text:p>
          </table:table-cell>
          <table:table-cell table:style-name="ce1"/>
          <table:table-cell table:style-name="ce2" office:value-type="string">
            <text:p>ADC</text:p>
          </table:table-cell>
          <table:table-cell table:style-name="ce2" office:value-type="string">
            <text:p>Vin</text:p>
          </table:table-cell>
          <table:table-cell table:style-name="ce2" office:value-type="string">
            <text:p>R2</text:p>
          </table:table-cell>
          <table:table-cell table:style-name="ce2" office:value-type="string" table:number-columns-spanned="3" table:number-rows-spanned="1">
            <text:p>t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2]" office:value-type="float" office:value="1024">
            <text:p>1024</text:p>
          </table:table-cell>
          <table:table-cell table:style-name="ce5" table:formula="of:=[.A73] * [.$H$45] / 1024" office:value-type="float" office:value="5">
            <text:p>5</text:p>
          </table:table-cell>
          <table:table-cell table:style-name="ce6" table:formula="of:=-[.B73] * [.$H$48] / ( [.B73] - [.$H$42] ) / 1000" office:value-type="float" office:value="0">
            <text:p>#ДЕЛ/0!</text:p>
          </table:table-cell>
          <table:table-cell table:style-name="ce5" table:formula="of:=1/( [.$D$3] + [.$D$4] * LN([.C73] * 1000) + [.$D$5] * LN([.C73] * 1000)^3 ) - 273.15" office:value-type="float" office:value="0">
            <text:p>#ДЕЛ/0!</text:p>
          </table:table-cell>
          <table:table-cell/>
          <table:table-cell table:style-name="ce4" table:formula="of:=[.P42]" office:value-type="float" office:value="971">
            <text:p>971</text:p>
          </table:table-cell>
          <table:table-cell table:style-name="ce5" table:formula="of:=[.F73] * [.$H$45] / 1024" office:value-type="float" office:value="4.7412109375">
            <text:p>4,74</text:p>
          </table:table-cell>
          <table:table-cell table:style-name="ce11" table:formula="of:=-[.G73] * [.$H$48] / ( [.G73] - [.$H$42] ) / 1000" office:value-type="float" office:value="183.207547169811">
            <text:p>183,21</text:p>
          </table:table-cell>
          <table:table-cell table:style-name="ce5" table:formula="of:=1/( [.$D$3] + [.$D$4] * LN([.H73] * 1000) + [.$D$5] * LN([.H73] * 1000)^3 ) - 273.15" office:value-type="float" office:value="-30.1312347291575" table:number-columns-spanned="3" table:number-rows-spanned="1">
            <text:p>-30,13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3]" office:value-type="float" office:value="1021">
            <text:p>1021</text:p>
          </table:table-cell>
          <table:table-cell table:style-name="ce5" table:formula="of:=[.A74] * [.$H$45] / 1024" office:value-type="float" office:value="4.9853515625">
            <text:p>4,99</text:p>
          </table:table-cell>
          <table:table-cell table:style-name="ce6" table:formula="of:=-[.B74] * [.$H$48] / ( [.B74] - [.$H$42] ) / 1000" office:value-type="float" office:value="3403.33333333333">
            <text:p>3403,33</text:p>
          </table:table-cell>
          <table:table-cell table:style-name="ce5" table:formula="of:=1/( [.$D$3] + [.$D$4] * LN([.C74] * 1000) + [.$D$5] * LN([.C74] * 1000)^3 ) - 273.15" office:value-type="float" office:value="-70.105891304962">
            <text:p>-70,11</text:p>
          </table:table-cell>
          <table:table-cell/>
          <table:table-cell table:style-name="ce4" table:formula="of:=[.P43]" office:value-type="float" office:value="955">
            <text:p>955</text:p>
          </table:table-cell>
          <table:table-cell table:style-name="ce5" table:formula="of:=[.F74] * [.$H$45] / 1024" office:value-type="float" office:value="4.6630859375">
            <text:p>4,66</text:p>
          </table:table-cell>
          <table:table-cell table:style-name="ce11" table:formula="of:=-[.G74] * [.$H$48] / ( [.G74] - [.$H$42] ) / 1000" office:value-type="float" office:value="138.405797101449">
            <text:p>138,41</text:p>
          </table:table-cell>
          <table:table-cell table:style-name="ce5" table:formula="of:=1/( [.$D$3] + [.$D$4] * LN([.H74] * 1000) + [.$D$5] * LN([.H74] * 1000)^3 ) - 273.15" office:value-type="float" office:value="-25.6089704773992" table:number-columns-spanned="3" table:number-rows-spanned="1">
            <text:p>-25,61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4]" office:value-type="float" office:value="1017">
            <text:p>1017</text:p>
          </table:table-cell>
          <table:table-cell table:style-name="ce5" table:formula="of:=[.A75] * [.$H$45] / 1024" office:value-type="float" office:value="4.9658203125">
            <text:p>4,97</text:p>
          </table:table-cell>
          <table:table-cell table:style-name="ce6" table:formula="of:=-[.B75] * [.$H$48] / ( [.B75] - [.$H$42] ) / 1000" office:value-type="float" office:value="1452.85714285714">
            <text:p>1452,86</text:p>
          </table:table-cell>
          <table:table-cell table:style-name="ce5" table:formula="of:=1/( [.$D$3] + [.$D$4] * LN([.C75] * 1000) + [.$D$5] * LN([.C75] * 1000)^3 ) - 273.15" office:value-type="float" office:value="-59.6417871772567">
            <text:p>-59,64</text:p>
          </table:table-cell>
          <table:table-cell/>
          <table:table-cell table:style-name="ce4" table:formula="of:=[.P44]" office:value-type="float" office:value="936">
            <text:p>936</text:p>
          </table:table-cell>
          <table:table-cell table:style-name="ce5" table:formula="of:=[.F75] * [.$H$45] / 1024" office:value-type="float" office:value="4.5703125">
            <text:p>4,57</text:p>
          </table:table-cell>
          <table:table-cell table:style-name="ce11" table:formula="of:=-[.G75] * [.$H$48] / ( [.G75] - [.$H$42] ) / 1000" office:value-type="float" office:value="106.363636363636">
            <text:p>106,36</text:p>
          </table:table-cell>
          <table:table-cell table:style-name="ce5" table:formula="of:=1/( [.$D$3] + [.$D$4] * LN([.H75] * 1000) + [.$D$5] * LN([.H75] * 1000)^3 ) - 273.15" office:value-type="float" office:value="-21.2303473908611" table:number-columns-spanned="3" table:number-rows-spanned="1">
            <text:p>-21,23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5]" office:value-type="float" office:value="1010">
            <text:p>1010</text:p>
          </table:table-cell>
          <table:table-cell table:style-name="ce5" table:formula="of:=[.A76] * [.$H$45] / 1024" office:value-type="float" office:value="4.931640625">
            <text:p>4,93</text:p>
          </table:table-cell>
          <table:table-cell table:style-name="ce6" table:formula="of:=-[.B76] * [.$H$48] / ( [.B76] - [.$H$42] ) / 1000" office:value-type="float" office:value="721.428571428571">
            <text:p>721,43</text:p>
          </table:table-cell>
          <table:table-cell table:style-name="ce5" table:formula="of:=1/( [.$D$3] + [.$D$4] * LN([.C76] * 1000) + [.$D$5] * LN([.C76] * 1000)^3 ) - 273.15" office:value-type="float" office:value="-50.3616404507921">
            <text:p>-50,36</text:p>
          </table:table-cell>
          <table:table-cell/>
          <table:table-cell table:style-name="ce4" table:formula="of:=[.P45]" office:value-type="float" office:value="914">
            <text:p>914</text:p>
          </table:table-cell>
          <table:table-cell table:style-name="ce5" table:formula="of:=[.F76] * [.$H$45] / 1024" office:value-type="float" office:value="4.462890625">
            <text:p>4,46</text:p>
          </table:table-cell>
          <table:table-cell table:style-name="ce11" table:formula="of:=-[.G76] * [.$H$48] / ( [.G76] - [.$H$42] ) / 1000" office:value-type="float" office:value="83.0909090909091">
            <text:p>83,09</text:p>
          </table:table-cell>
          <table:table-cell table:style-name="ce5" table:formula="of:=1/( [.$D$3] + [.$D$4] * LN([.H76] * 1000) + [.$D$5] * LN([.H76] * 1000)^3 ) - 273.15" office:value-type="float" office:value="-17.00242638323" table:number-columns-spanned="3" table:number-rows-spanned="1">
            <text:p>-17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6]" office:value-type="float" office:value="999">
            <text:p>999</text:p>
          </table:table-cell>
          <table:table-cell table:style-name="ce5" table:formula="of:=[.A77] * [.$H$45] / 1024" office:value-type="float" office:value="4.8779296875">
            <text:p>4,88</text:p>
          </table:table-cell>
          <table:table-cell table:style-name="ce6" table:formula="of:=-[.B77] * [.$H$48] / ( [.B77] - [.$H$42] ) / 1000" office:value-type="float" office:value="399.6">
            <text:p>399,60</text:p>
          </table:table-cell>
          <table:table-cell table:style-name="ce5" table:formula="of:=1/( [.$D$3] + [.$D$4] * LN([.C77] * 1000) + [.$D$5] * LN([.C77] * 1000)^3 ) - 273.15" office:value-type="float" office:value="-42.0004440650858">
            <text:p>-42</text:p>
          </table:table-cell>
          <table:table-cell/>
          <table:table-cell table:style-name="ce4" table:formula="of:=[.P46]" office:value-type="float" office:value="888">
            <text:p>888</text:p>
          </table:table-cell>
          <table:table-cell table:style-name="ce5" table:formula="of:=[.F77] * [.$H$45] / 1024" office:value-type="float" office:value="4.3359375">
            <text:p>4,34</text:p>
          </table:table-cell>
          <table:table-cell table:style-name="ce11" table:formula="of:=-[.G77] * [.$H$48] / ( [.G77] - [.$H$42] ) / 1000" office:value-type="float" office:value="65.2941176470588">
            <text:p>65,29</text:p>
          </table:table-cell>
          <table:table-cell table:style-name="ce5" table:formula="of:=1/( [.$D$3] + [.$D$4] * LN([.H77] * 1000) + [.$D$5] * LN([.H77] * 1000)^3 ) - 273.15" office:value-type="float" office:value="-12.7562487772077" table:number-columns-spanned="3" table:number-rows-spanned="1">
            <text:p>-12,76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7]" office:value-type="float" office:value="984">
            <text:p>984</text:p>
          </table:table-cell>
          <table:table-cell table:style-name="ce5" table:formula="of:=[.A78] * [.$H$45] / 1024" office:value-type="float" office:value="4.8046875">
            <text:p>4,8</text:p>
          </table:table-cell>
          <table:table-cell table:style-name="ce6" table:formula="of:=-[.B78] * [.$H$48] / ( [.B78] - [.$H$42] ) / 1000" office:value-type="float" office:value="246">
            <text:p>246,00</text:p>
          </table:table-cell>
          <table:table-cell table:style-name="ce5" table:formula="of:=1/( [.$D$3] + [.$D$4] * LN([.C78] * 1000) + [.$D$5] * LN([.C78] * 1000)^3 ) - 273.15" office:value-type="float" office:value="-34.7349025464129">
            <text:p>-34,73</text:p>
          </table:table-cell>
          <table:table-cell/>
          <table:table-cell table:style-name="ce4" table:formula="of:=[.P47]" office:value-type="float" office:value="859">
            <text:p>859</text:p>
          </table:table-cell>
          <table:table-cell table:style-name="ce5" table:formula="of:=[.F78] * [.$H$45] / 1024" office:value-type="float" office:value="4.1943359375">
            <text:p>4,19</text:p>
          </table:table-cell>
          <table:table-cell table:style-name="ce11" table:formula="of:=-[.G78] * [.$H$48] / ( [.G78] - [.$H$42] ) / 1000" office:value-type="float" office:value="52.0606060606061">
            <text:p>52,06</text:p>
          </table:table-cell>
          <table:table-cell table:style-name="ce5" table:formula="of:=1/( [.$D$3] + [.$D$4] * LN([.H78] * 1000) + [.$D$5] * LN([.H78] * 1000)^3 ) - 273.15" office:value-type="float" office:value="-8.65403791971858" table:number-columns-spanned="3" table:number-rows-spanned="1">
            <text:p>-8,65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8]" office:value-type="float" office:value="963">
            <text:p>963</text:p>
          </table:table-cell>
          <table:table-cell table:style-name="ce5" table:formula="of:=[.A79] * [.$H$45] / 1024" office:value-type="float" office:value="4.7021484375">
            <text:p>4,7</text:p>
          </table:table-cell>
          <table:table-cell table:style-name="ce6" table:formula="of:=-[.B79] * [.$H$48] / ( [.B79] - [.$H$42] ) / 1000" office:value-type="float" office:value="157.868852459016">
            <text:p>157,87</text:p>
          </table:table-cell>
          <table:table-cell table:style-name="ce5" table:formula="of:=1/( [.$D$3] + [.$D$4] * LN([.C79] * 1000) + [.$D$5] * LN([.C79] * 1000)^3 ) - 273.15" office:value-type="float" office:value="-27.7484272789778">
            <text:p>-27,75</text:p>
          </table:table-cell>
          <table:table-cell/>
          <table:table-cell table:style-name="ce4" table:formula="of:=[.P48]" office:value-type="float" office:value="827">
            <text:p>827</text:p>
          </table:table-cell>
          <table:table-cell table:style-name="ce5" table:formula="of:=[.F79] * [.$H$45] / 1024" office:value-type="float" office:value="4.0380859375">
            <text:p>4,04</text:p>
          </table:table-cell>
          <table:table-cell table:style-name="ce11" table:formula="of:=-[.G79] * [.$H$48] / ( [.G79] - [.$H$42] ) / 1000" office:value-type="float" office:value="41.9796954314721">
            <text:p>41,98</text:p>
          </table:table-cell>
          <table:table-cell table:style-name="ce5" table:formula="of:=1/( [.$D$3] + [.$D$4] * LN([.H79] * 1000) + [.$D$5] * LN([.H79] * 1000)^3 ) - 273.15" office:value-type="float" office:value="-4.65082693385278" table:number-columns-spanned="3" table:number-rows-spanned="1">
            <text:p>-4,65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49]" office:value-type="float" office:value="934">
            <text:p>934</text:p>
          </table:table-cell>
          <table:table-cell table:style-name="ce5" table:formula="of:=[.A80] * [.$H$45] / 1024" office:value-type="float" office:value="4.560546875">
            <text:p>4,56</text:p>
          </table:table-cell>
          <table:table-cell table:style-name="ce6" table:formula="of:=-[.B80] * [.$H$48] / ( [.B80] - [.$H$42] ) / 1000" office:value-type="float" office:value="103.777777777778">
            <text:p>103,78</text:p>
          </table:table-cell>
          <table:table-cell table:style-name="ce5" table:formula="of:=1/( [.$D$3] + [.$D$4] * LN([.C80] * 1000) + [.$D$5] * LN([.C80] * 1000)^3 ) - 273.15" office:value-type="float" office:value="-20.8143303119737">
            <text:p>-20,81</text:p>
          </table:table-cell>
          <table:table-cell/>
          <table:table-cell table:style-name="ce4" table:formula="of:=[.P49]" office:value-type="float" office:value="792">
            <text:p>792</text:p>
          </table:table-cell>
          <table:table-cell table:style-name="ce5" table:formula="of:=[.F80] * [.$H$45] / 1024" office:value-type="float" office:value="3.8671875">
            <text:p>3,87</text:p>
          </table:table-cell>
          <table:table-cell table:style-name="ce11" table:formula="of:=-[.G80] * [.$H$48] / ( [.G80] - [.$H$42] ) / 1000" office:value-type="float" office:value="34.1379310344828">
            <text:p>34,14</text:p>
          </table:table-cell>
          <table:table-cell table:style-name="ce15" table:formula="of:=1/( [.$D$3] + [.$D$4] * LN([.H80] * 1000) + [.$D$5] * LN([.H80] * 1000)^3 ) - 273.15" office:value-type="float" office:value="-0.704115335713027" table:number-columns-spanned="3" table:number-rows-spanned="1">
            <text:p>-0,7</text:p>
          </table:table-cell>
          <table:covered-table-cell table:number-columns-repeated="2" table:style-name="ce18"/>
          <table:table-cell table:number-columns-repeated="5"/>
        </table:table-row>
        <table:table-row table:style-name="ro1">
          <table:table-cell table:formula="of:=[.E50]" office:value-type="float" office:value="898">
            <text:p>898</text:p>
          </table:table-cell>
          <table:table-cell table:style-name="ce5" table:formula="of:=[.A81] * [.$H$45] / 1024" office:value-type="float" office:value="4.384765625">
            <text:p>4,38</text:p>
          </table:table-cell>
          <table:table-cell table:style-name="ce6" table:formula="of:=-[.B81] * [.$H$48] / ( [.B81] - [.$H$42] ) / 1000" office:value-type="float" office:value="71.2698412698413">
            <text:p>71,27</text:p>
          </table:table-cell>
          <table:table-cell table:style-name="ce5" table:formula="of:=1/( [.$D$3] + [.$D$4] * LN([.C81] * 1000) + [.$D$5] * LN([.C81] * 1000)^3 ) - 273.15" office:value-type="float" office:value="-14.3129118767999">
            <text:p>-14,31</text:p>
          </table:table-cell>
          <table:table-cell/>
          <table:table-cell table:style-name="ce4" table:formula="of:=[.P50]" office:value-type="float" office:value="755">
            <text:p>755</text:p>
          </table:table-cell>
          <table:table-cell table:style-name="ce5" table:formula="of:=[.F81] * [.$H$45] / 1024" office:value-type="float" office:value="3.6865234375">
            <text:p>3,69</text:p>
          </table:table-cell>
          <table:table-cell table:style-name="ce11" table:formula="of:=-[.G81] * [.$H$48] / ( [.G81] - [.$H$42] ) / 1000" office:value-type="float" office:value="28.0669144981413">
            <text:p>28,07</text:p>
          </table:table-cell>
          <table:table-cell table:style-name="ce5" table:formula="of:=1/( [.$D$3] + [.$D$4] * LN([.H81] * 1000) + [.$D$5] * LN([.H81] * 1000)^3 ) - 273.15" office:value-type="float" office:value="3.12801489202224" table:number-columns-spanned="3" table:number-rows-spanned="1">
            <text:p>3,13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1]" office:value-type="float" office:value="853">
            <text:p>853</text:p>
          </table:table-cell>
          <table:table-cell table:style-name="ce5" table:formula="of:=[.A82] * [.$H$45] / 1024" office:value-type="float" office:value="4.1650390625">
            <text:p>4,17</text:p>
          </table:table-cell>
          <table:table-cell table:style-name="ce6" table:formula="of:=-[.B82] * [.$H$48] / ( [.B82] - [.$H$42] ) / 1000" office:value-type="float" office:value="49.8830409356725">
            <text:p>49,88</text:p>
          </table:table-cell>
          <table:table-cell table:style-name="ce5" table:formula="of:=1/( [.$D$3] + [.$D$4] * LN([.C82] * 1000) + [.$D$5] * LN([.C82] * 1000)^3 ) - 273.15" office:value-type="float" office:value="-7.86758355320308">
            <text:p>-7,87</text:p>
          </table:table-cell>
          <table:table-cell/>
          <table:table-cell table:style-name="ce4" table:formula="of:=[.P51]" office:value-type="float" office:value="717">
            <text:p>717</text:p>
          </table:table-cell>
          <table:table-cell table:style-name="ce5" table:formula="of:=[.F82] * [.$H$45] / 1024" office:value-type="float" office:value="3.5009765625">
            <text:p>3,5</text:p>
          </table:table-cell>
          <table:table-cell table:style-name="ce11" table:formula="of:=-[.G82] * [.$H$48] / ( [.G82] - [.$H$42] ) / 1000" office:value-type="float" office:value="23.3550488599349">
            <text:p>23,36</text:p>
          </table:table-cell>
          <table:table-cell table:style-name="ce5" table:formula="of:=1/( [.$D$3] + [.$D$4] * LN([.H82] * 1000) + [.$D$5] * LN([.H82] * 1000)^3 ) - 273.15" office:value-type="float" office:value="6.8115373981546" table:number-columns-spanned="3" table:number-rows-spanned="1">
            <text:p>6,81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2]" office:value-type="float" office:value="800">
            <text:p>800</text:p>
          </table:table-cell>
          <table:table-cell table:style-name="ce5" table:formula="of:=[.A83] * [.$H$45] / 1024" office:value-type="float" office:value="3.90625">
            <text:p>3,91</text:p>
          </table:table-cell>
          <table:table-cell table:style-name="ce6" table:formula="of:=-[.B83] * [.$H$48] / ( [.B83] - [.$H$42] ) / 1000" office:value-type="float" office:value="35.7142857142857">
            <text:p>35,71</text:p>
          </table:table-cell>
          <table:table-cell table:style-name="ce5" table:formula="of:=1/( [.$D$3] + [.$D$4] * LN([.C83] * 1000) + [.$D$5] * LN([.C83] * 1000)^3 ) - 273.15" office:value-type="float" office:value="-1.57434311046916">
            <text:p>-1,57</text:p>
          </table:table-cell>
          <table:table-cell/>
          <table:table-cell table:style-name="ce4" table:formula="of:=[.P52]" office:value-type="float" office:value="677">
            <text:p>677</text:p>
          </table:table-cell>
          <table:table-cell table:style-name="ce5" table:formula="of:=[.F83] * [.$H$45] / 1024" office:value-type="float" office:value="3.3056640625">
            <text:p>3,31</text:p>
          </table:table-cell>
          <table:table-cell table:style-name="ce11" table:formula="of:=-[.G83] * [.$H$48] / ( [.G83] - [.$H$42] ) / 1000" office:value-type="float" office:value="19.5100864553314">
            <text:p>19,51</text:p>
          </table:table-cell>
          <table:table-cell table:style-name="ce5" table:formula="of:=1/( [.$D$3] + [.$D$4] * LN([.H83] * 1000) + [.$D$5] * LN([.H83] * 1000)^3 ) - 273.15" office:value-type="float" office:value="10.5016407630881" table:number-columns-spanned="3" table:number-rows-spanned="1">
            <text:p>10,5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3]" office:value-type="float" office:value="739">
            <text:p>739</text:p>
          </table:table-cell>
          <table:table-cell table:style-name="ce5" table:formula="of:=[.A84] * [.$H$45] / 1024" office:value-type="float" office:value="3.6083984375">
            <text:p>3,61</text:p>
          </table:table-cell>
          <table:table-cell table:style-name="ce6" table:formula="of:=-[.B84] * [.$H$48] / ( [.B84] - [.$H$42] ) / 1000" office:value-type="float" office:value="25.9298245614035">
            <text:p>25,93</text:p>
          </table:table-cell>
          <table:table-cell table:style-name="ce5" table:formula="of:=1/( [.$D$3] + [.$D$4] * LN([.C84] * 1000) + [.$D$5] * LN([.C84] * 1000)^3 ) - 273.15" office:value-type="float" office:value="4.70487775708273">
            <text:p>4,7</text:p>
          </table:table-cell>
          <table:table-cell/>
          <table:table-cell table:style-name="ce4" table:formula="of:=[.P53]" office:value-type="float" office:value="638">
            <text:p>638</text:p>
          </table:table-cell>
          <table:table-cell table:style-name="ce5" table:formula="of:=[.F84] * [.$H$45] / 1024" office:value-type="float" office:value="3.115234375">
            <text:p>3,12</text:p>
          </table:table-cell>
          <table:table-cell table:style-name="ce11" table:formula="of:=-[.G84] * [.$H$48] / ( [.G84] - [.$H$42] ) / 1000" office:value-type="float" office:value="16.5284974093264">
            <text:p>16,53</text:p>
          </table:table-cell>
          <table:table-cell table:style-name="ce5" table:formula="of:=1/( [.$D$3] + [.$D$4] * LN([.H84] * 1000) + [.$D$5] * LN([.H84] * 1000)^3 ) - 273.15" office:value-type="float" office:value="13.9807361516221" table:number-columns-spanned="3" table:number-rows-spanned="1">
            <text:p>13,98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4]" office:value-type="float" office:value="673">
            <text:p>673</text:p>
          </table:table-cell>
          <table:table-cell table:style-name="ce5" table:formula="of:=[.A85] * [.$H$45] / 1024" office:value-type="float" office:value="3.2861328125">
            <text:p>3,29</text:p>
          </table:table-cell>
          <table:table-cell table:style-name="ce6" table:formula="of:=-[.B85] * [.$H$48] / ( [.B85] - [.$H$42] ) / 1000" office:value-type="float" office:value="19.1737891737892">
            <text:p>19,17</text:p>
          </table:table-cell>
          <table:table-cell table:style-name="ce5" table:formula="of:=1/( [.$D$3] + [.$D$4] * LN([.C85] * 1000) + [.$D$5] * LN([.C85] * 1000)^3 ) - 273.15" office:value-type="float" office:value="10.8628822047826">
            <text:p>10,86</text:p>
          </table:table-cell>
          <table:table-cell/>
          <table:table-cell table:style-name="ce4" table:formula="of:=[.P54]" office:value-type="float" office:value="600">
            <text:p>600</text:p>
          </table:table-cell>
          <table:table-cell table:style-name="ce5" table:formula="of:=[.F85] * [.$H$45] / 1024" office:value-type="float" office:value="2.9296875">
            <text:p>2,93</text:p>
          </table:table-cell>
          <table:table-cell table:style-name="ce11" table:formula="of:=-[.G85] * [.$H$48] / ( [.G85] - [.$H$42] ) / 1000" office:value-type="float" office:value="14.1509433962264">
            <text:p>14,15</text:p>
          </table:table-cell>
          <table:table-cell table:style-name="ce5" table:formula="of:=1/( [.$D$3] + [.$D$4] * LN([.H85] * 1000) + [.$D$5] * LN([.H85] * 1000)^3 ) - 273.15" office:value-type="float" office:value="17.3079552555109" table:number-columns-spanned="3" table:number-rows-spanned="1">
            <text:p>17,31</text:p>
          </table:table-cell>
          <table:covered-table-cell table:style-name="ce18"/>
          <table:covered-table-cell table:style-name="ce5"/>
          <table:table-cell table:number-columns-repeated="5"/>
        </table:table-row>
        <table:table-row table:style-name="ro1">
          <table:table-cell table:formula="of:=[.E55]" office:value-type="float" office:value="603">
            <text:p>603</text:p>
          </table:table-cell>
          <table:table-cell table:style-name="ce5" table:formula="of:=[.A86] * [.$H$45] / 1024" office:value-type="float" office:value="2.9443359375">
            <text:p>2,94</text:p>
          </table:table-cell>
          <table:table-cell table:style-name="ce6" table:formula="of:=-[.B86] * [.$H$48] / ( [.B86] - [.$H$42] ) / 1000" office:value-type="float" office:value="14.3230403800475">
            <text:p>14,32</text:p>
          </table:table-cell>
          <table:table-cell table:style-name="ce5" table:formula="of:=1/( [.$D$3] + [.$D$4] * LN([.C86] * 1000) + [.$D$5] * LN([.C86] * 1000)^3 ) - 273.15" office:value-type="float" office:value="17.0465254031667">
            <text:p>17,05</text:p>
          </table:table-cell>
          <table:table-cell/>
          <table:table-cell table:style-name="ce4" table:formula="of:=[.P55]" office:value-type="float" office:value="564">
            <text:p>564</text:p>
          </table:table-cell>
          <table:table-cell table:style-name="ce5" table:formula="of:=[.F86] * [.$H$45] / 1024" office:value-type="float" office:value="2.75390625">
            <text:p>2,75</text:p>
          </table:table-cell>
          <table:table-cell table:style-name="ce11" table:formula="of:=-[.G86] * [.$H$48] / ( [.G86] - [.$H$42] ) / 1000" office:value-type="float" office:value="12.2608695652174">
            <text:p>12,26</text:p>
          </table:table-cell>
          <table:table-cell table:style-name="ce5" table:formula="of:=1/( [.$D$3] + [.$D$4] * LN([.H86] * 1000) + [.$D$5] * LN([.H86] * 1000)^3 ) - 273.15" office:value-type="float" office:value="20.4408474076408" table:number-columns-spanned="3" table:number-rows-spanned="1">
            <text:p>20,44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6]" office:value-type="float" office:value="533">
            <text:p>533</text:p>
          </table:table-cell>
          <table:table-cell table:style-name="ce5" table:formula="of:=[.A87] * [.$H$45] / 1024" office:value-type="float" office:value="2.6025390625">
            <text:p>2,6</text:p>
          </table:table-cell>
          <table:table-cell table:style-name="ce6" table:formula="of:=-[.B87] * [.$H$48] / ( [.B87] - [.$H$42] ) / 1000" office:value-type="float" office:value="10.8553971486762">
            <text:p>10,86</text:p>
          </table:table-cell>
          <table:table-cell table:style-name="ce5" table:formula="of:=1/( [.$D$3] + [.$D$4] * LN([.C87] * 1000) + [.$D$5] * LN([.C87] * 1000)^3 ) - 273.15" office:value-type="float" office:value="23.1490017954829">
            <text:p>23,15</text:p>
          </table:table-cell>
          <table:table-cell/>
          <table:table-cell table:style-name="ce4" table:formula="of:=[.P56]" office:value-type="float" office:value="529">
            <text:p>529</text:p>
          </table:table-cell>
          <table:table-cell table:style-name="ce5" table:formula="of:=[.F87] * [.$H$45] / 1024" office:value-type="float" office:value="2.5830078125">
            <text:p>2,58</text:p>
          </table:table-cell>
          <table:table-cell table:style-name="ce11" table:formula="of:=-[.G87] * [.$H$48] / ( [.G87] - [.$H$42] ) / 1000" office:value-type="float" office:value="10.6868686868687">
            <text:p>10,69</text:p>
          </table:table-cell>
          <table:table-cell table:style-name="ce5" table:formula="of:=1/( [.$D$3] + [.$D$4] * LN([.H87] * 1000) + [.$D$5] * LN([.H87] * 1000)^3 ) - 273.15" office:value-type="float" office:value="23.5002747468432" table:number-columns-spanned="3" table:number-rows-spanned="1">
            <text:p>23,5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7]" office:value-type="float" office:value="464">
            <text:p>464</text:p>
          </table:table-cell>
          <table:table-cell table:style-name="ce5" table:formula="of:=[.A88] * [.$H$45] / 1024" office:value-type="float" office:value="2.265625">
            <text:p>2,27</text:p>
          </table:table-cell>
          <table:table-cell table:style-name="ce6" table:formula="of:=-[.B88] * [.$H$48] / ( [.B88] - [.$H$42] ) / 1000" office:value-type="float" office:value="8.28571428571429">
            <text:p>8,29</text:p>
          </table:table-cell>
          <table:table-cell table:style-name="ce5" table:formula="of:=1/( [.$D$3] + [.$D$4] * LN([.C88] * 1000) + [.$D$5] * LN([.C88] * 1000)^3 ) - 273.15" office:value-type="float" office:value="29.3199750007271">
            <text:p>29,32</text:p>
          </table:table-cell>
          <table:table-cell/>
          <table:table-cell table:style-name="ce4" table:formula="of:=[.P57]" office:value-type="float" office:value="498">
            <text:p>498</text:p>
          </table:table-cell>
          <table:table-cell table:style-name="ce5" table:formula="of:=[.F88] * [.$H$45] / 1024" office:value-type="float" office:value="2.431640625">
            <text:p>2,43</text:p>
          </table:table-cell>
          <table:table-cell table:style-name="ce11" table:formula="of:=-[.G88] * [.$H$48] / ( [.G88] - [.$H$42] ) / 1000" office:value-type="float" office:value="9.46768060836502">
            <text:p>9,47</text:p>
          </table:table-cell>
          <table:table-cell table:style-name="ce5" table:formula="of:=1/( [.$D$3] + [.$D$4] * LN([.H88] * 1000) + [.$D$5] * LN([.H88] * 1000)^3 ) - 273.15" office:value-type="float" office:value="26.2451445276174" table:number-columns-spanned="3" table:number-rows-spanned="1">
            <text:p>26,25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8]" office:value-type="float" office:value="400">
            <text:p>400</text:p>
          </table:table-cell>
          <table:table-cell table:style-name="ce5" table:formula="of:=[.A89] * [.$H$45] / 1024" office:value-type="float" office:value="1.953125">
            <text:p>1,95</text:p>
          </table:table-cell>
          <table:table-cell table:style-name="ce6" table:formula="of:=-[.B89] * [.$H$48] / ( [.B89] - [.$H$42] ) / 1000" office:value-type="float" office:value="6.41025641025641">
            <text:p>6,41</text:p>
          </table:table-cell>
          <table:table-cell table:style-name="ce5" table:formula="of:=1/( [.$D$3] + [.$D$4] * LN([.C89] * 1000) + [.$D$5] * LN([.C89] * 1000)^3 ) - 273.15" office:value-type="float" office:value="35.3998858639803">
            <text:p>35,4</text:p>
          </table:table-cell>
          <table:table-cell/>
          <table:table-cell table:style-name="ce4" table:formula="of:=[.P58]" office:value-type="float" office:value="469">
            <text:p>469</text:p>
          </table:table-cell>
          <table:table-cell table:style-name="ce5" table:formula="of:=[.F89] * [.$H$45] / 1024" office:value-type="float" office:value="2.2900390625">
            <text:p>2,29</text:p>
          </table:table-cell>
          <table:table-cell table:style-name="ce11" table:formula="of:=-[.G89] * [.$H$48] / ( [.G89] - [.$H$42] ) / 1000" office:value-type="float" office:value="8.45045045045045">
            <text:p>8,45</text:p>
          </table:table-cell>
          <table:table-cell table:style-name="ce5" table:formula="of:=1/( [.$D$3] + [.$D$4] * LN([.H89] * 1000) + [.$D$5] * LN([.H89] * 1000)^3 ) - 273.15" office:value-type="float" office:value="28.8624729476107" table:number-columns-spanned="3" table:number-rows-spanned="1">
            <text:p>28,86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59]" office:value-type="float" office:value="341">
            <text:p>341</text:p>
          </table:table-cell>
          <table:table-cell table:style-name="ce5" table:formula="of:=[.A90] * [.$H$45] / 1024" office:value-type="float" office:value="1.6650390625">
            <text:p>1,67</text:p>
          </table:table-cell>
          <table:table-cell table:style-name="ce6" table:formula="of:=-[.B90] * [.$H$48] / ( [.B90] - [.$H$42] ) / 1000" office:value-type="float" office:value="4.99267935578331">
            <text:p>4,99</text:p>
          </table:table-cell>
          <table:table-cell table:style-name="ce5" table:formula="of:=1/( [.$D$3] + [.$D$4] * LN([.C90] * 1000) + [.$D$5] * LN([.C90] * 1000)^3 ) - 273.15" office:value-type="float" office:value="41.5362344757181">
            <text:p>41,54</text:p>
          </table:table-cell>
          <table:table-cell/>
          <table:table-cell table:style-name="ce4" table:formula="of:=[.P59]" office:value-type="float" office:value="444">
            <text:p>444</text:p>
          </table:table-cell>
          <table:table-cell table:style-name="ce5" table:formula="of:=[.F90] * [.$H$45] / 1024" office:value-type="float" office:value="2.16796875">
            <text:p>2,17</text:p>
          </table:table-cell>
          <table:table-cell table:style-name="ce11" table:formula="of:=-[.G90] * [.$H$48] / ( [.G90] - [.$H$42] ) / 1000" office:value-type="float" office:value="7.6551724137931">
            <text:p>7,66</text:p>
          </table:table-cell>
          <table:table-cell table:style-name="ce5" table:formula="of:=1/( [.$D$3] + [.$D$4] * LN([.H90] * 1000) + [.$D$5] * LN([.H90] * 1000)^3 ) - 273.15" office:value-type="float" office:value="31.1720004648735" table:number-columns-spanned="3" table:number-rows-spanned="1">
            <text:p>31,17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0]" office:value-type="float" office:value="289">
            <text:p>289</text:p>
          </table:table-cell>
          <table:table-cell table:style-name="ce5" table:formula="of:=[.A91] * [.$H$45] / 1024" office:value-type="float" office:value="1.4111328125">
            <text:p>1,41</text:p>
          </table:table-cell>
          <table:table-cell table:style-name="ce6" table:formula="of:=-[.B91] * [.$H$48] / ( [.B91] - [.$H$42] ) / 1000" office:value-type="float" office:value="3.93197278911565">
            <text:p>3,93</text:p>
          </table:table-cell>
          <table:table-cell table:style-name="ce5" table:formula="of:=1/( [.$D$3] + [.$D$4] * LN([.C91] * 1000) + [.$D$5] * LN([.C91] * 1000)^3 ) - 273.15" office:value-type="float" office:value="47.6100490534384">
            <text:p>47,61</text:p>
          </table:table-cell>
          <table:table-cell/>
          <table:table-cell table:style-name="ce4" table:formula="of:=[.P60]" office:value-type="float" office:value="423">
            <text:p>423</text:p>
          </table:table-cell>
          <table:table-cell table:style-name="ce5" table:formula="of:=[.F91] * [.$H$45] / 1024" office:value-type="float" office:value="2.0654296875">
            <text:p>2,07</text:p>
          </table:table-cell>
          <table:table-cell table:style-name="ce11" table:formula="of:=-[.G91] * [.$H$48] / ( [.G91] - [.$H$42] ) / 1000" office:value-type="float" office:value="7.03826955074875">
            <text:p>7,04</text:p>
          </table:table-cell>
          <table:table-cell table:style-name="ce5" table:formula="of:=1/( [.$D$3] + [.$D$4] * LN([.H91] * 1000) + [.$D$5] * LN([.H91] * 1000)^3 ) - 273.15" office:value-type="float" office:value="33.1603648537968" table:number-columns-spanned="3" table:number-rows-spanned="1">
            <text:p>33,16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1]" office:value-type="float" office:value="243">
            <text:p>243</text:p>
          </table:table-cell>
          <table:table-cell table:style-name="ce5" table:formula="of:=[.A92] * [.$H$45] / 1024" office:value-type="float" office:value="1.1865234375">
            <text:p>1,19</text:p>
          </table:table-cell>
          <table:table-cell table:style-name="ce6" table:formula="of:=-[.B92] * [.$H$48] / ( [.B92] - [.$H$42] ) / 1000" office:value-type="float" office:value="3.11139564660691">
            <text:p>3,11</text:p>
          </table:table-cell>
          <table:table-cell table:style-name="ce5" table:formula="of:=1/( [.$D$3] + [.$D$4] * LN([.C92] * 1000) + [.$D$5] * LN([.C92] * 1000)^3 ) - 273.15" office:value-type="float" office:value="53.7730225124864">
            <text:p>53,77</text:p>
          </table:table-cell>
          <table:table-cell/>
          <table:table-cell table:style-name="ce4" table:formula="of:=[.P61]" office:value-type="float" office:value="406">
            <text:p>406</text:p>
          </table:table-cell>
          <table:table-cell table:style-name="ce5" table:formula="of:=[.F92] * [.$H$45] / 1024" office:value-type="float" office:value="1.982421875">
            <text:p>1,98</text:p>
          </table:table-cell>
          <table:table-cell table:style-name="ce11" table:formula="of:=-[.G92] * [.$H$48] / ( [.G92] - [.$H$42] ) / 1000" office:value-type="float" office:value="6.56957928802589">
            <text:p>6,57</text:p>
          </table:table-cell>
          <table:table-cell table:style-name="ce5" table:formula="of:=1/( [.$D$3] + [.$D$4] * LN([.H92] * 1000) + [.$D$5] * LN([.H92] * 1000)^3 ) - 273.15" office:value-type="float" office:value="34.8087638775802" table:number-columns-spanned="3" table:number-rows-spanned="1">
            <text:p>34,81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2]" office:value-type="float" office:value="204">
            <text:p>204</text:p>
          </table:table-cell>
          <table:table-cell table:style-name="ce5" table:formula="of:=[.A93] * [.$H$45] / 1024" office:value-type="float" office:value="0.99609375">
            <text:p>1</text:p>
          </table:table-cell>
          <table:table-cell table:style-name="ce6" table:formula="of:=-[.B93] * [.$H$48] / ( [.B93] - [.$H$42] ) / 1000" office:value-type="float" office:value="2.48780487804878">
            <text:p>2,49</text:p>
          </table:table-cell>
          <table:table-cell table:style-name="ce5" table:formula="of:=1/( [.$D$3] + [.$D$4] * LN([.C93] * 1000) + [.$D$5] * LN([.C93] * 1000)^3 ) - 273.15" office:value-type="float" office:value="59.8674234917884">
            <text:p>59,87</text:p>
          </table:table-cell>
          <table:table-cell/>
          <table:table-cell table:style-name="ce4" table:formula="of:=[.P62]" office:value-type="float" office:value="393">
            <text:p>393</text:p>
          </table:table-cell>
          <table:table-cell table:style-name="ce5" table:formula="of:=[.F93] * [.$H$45] / 1024" office:value-type="float" office:value="1.9189453125">
            <text:p>1,92</text:p>
          </table:table-cell>
          <table:table-cell table:style-name="ce11" table:formula="of:=-[.G93] * [.$H$48] / ( [.G93] - [.$H$42] ) / 1000" office:value-type="float" office:value="6.22820919175911">
            <text:p>6,23</text:p>
          </table:table-cell>
          <table:table-cell table:style-name="ce5" table:formula="of:=1/( [.$D$3] + [.$D$4] * LN([.H93] * 1000) + [.$D$5] * LN([.H93] * 1000)^3 ) - 273.15" office:value-type="float" office:value="36.0961929409814" table:number-columns-spanned="3" table:number-rows-spanned="1">
            <text:p>36,1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3]" office:value-type="float" office:value="171">
            <text:p>171</text:p>
          </table:table-cell>
          <table:table-cell table:style-name="ce5" table:formula="of:=[.A94] * [.$H$45] / 1024" office:value-type="float" office:value="0.8349609375">
            <text:p>0,83</text:p>
          </table:table-cell>
          <table:table-cell table:style-name="ce6" table:formula="of:=-[.B94] * [.$H$48] / ( [.B94] - [.$H$42] ) / 1000" office:value-type="float" office:value="2.00468933177022">
            <text:p>2,00</text:p>
          </table:table-cell>
          <table:table-cell table:style-name="ce5" table:formula="of:=1/( [.$D$3] + [.$D$4] * LN([.C94] * 1000) + [.$D$5] * LN([.C94] * 1000)^3 ) - 273.15" office:value-type="float" office:value="65.9510408576967">
            <text:p>65,95</text:p>
          </table:table-cell>
          <table:table-cell/>
          <table:table-cell table:style-name="ce4" table:formula="of:=[.P63]" office:value-type="float" office:value="385">
            <text:p>385</text:p>
          </table:table-cell>
          <table:table-cell table:style-name="ce5" table:formula="of:=[.F94] * [.$H$45] / 1024" office:value-type="float" office:value="1.8798828125">
            <text:p>1,88</text:p>
          </table:table-cell>
          <table:table-cell table:style-name="ce11" table:formula="of:=-[.G94] * [.$H$48] / ( [.G94] - [.$H$42] ) / 1000" office:value-type="float" office:value="6.02503912363067">
            <text:p>6,03</text:p>
          </table:table-cell>
          <table:table-cell table:style-name="ce5" table:formula="of:=1/( [.$D$3] + [.$D$4] * LN([.H94] * 1000) + [.$D$5] * LN([.H94] * 1000)^3 ) - 273.15" office:value-type="float" office:value="36.9012606504904" table:number-columns-spanned="3" table:number-rows-spanned="1">
            <text:p>36,9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4]" office:value-type="float" office:value="143">
            <text:p>143</text:p>
          </table:table-cell>
          <table:table-cell table:style-name="ce5" table:formula="of:=[.A95] * [.$H$45] / 1024" office:value-type="float" office:value="0.6982421875">
            <text:p>0,7</text:p>
          </table:table-cell>
          <table:table-cell table:style-name="ce6" table:formula="of:=-[.B95] * [.$H$48] / ( [.B95] - [.$H$42] ) / 1000" office:value-type="float" office:value="1.62315550510783">
            <text:p>1,62</text:p>
          </table:table-cell>
          <table:table-cell table:style-name="ce5" table:formula="of:=1/( [.$D$3] + [.$D$4] * LN([.C95] * 1000) + [.$D$5] * LN([.C95] * 1000)^3 ) - 273.15" office:value-type="float" office:value="72.100344247763">
            <text:p>72,1</text:p>
          </table:table-cell>
          <table:table-cell/>
          <table:table-cell table:style-name="ce4" table:formula="of:=[.P64]" office:value-type="float" office:value="384">
            <text:p>384</text:p>
          </table:table-cell>
          <table:table-cell table:style-name="ce5" table:formula="of:=[.F95] * [.$H$45] / 1024" office:value-type="float" office:value="1.875">
            <text:p>1,88</text:p>
          </table:table-cell>
          <table:table-cell table:style-name="ce11" table:formula="of:=-[.G95] * [.$H$48] / ( [.G95] - [.$H$42] ) / 1000" office:value-type="float" office:value="6">
            <text:p>6</text:p>
          </table:table-cell>
          <table:table-cell table:style-name="ce5" table:formula="of:=1/( [.$D$3] + [.$D$4] * LN([.H95] * 1000) + [.$D$5] * LN([.H95] * 1000)^3 ) - 273.15" office:value-type="float" office:value="37.0026203240099" table:number-columns-spanned="3" table:number-rows-spanned="1">
            <text:p>37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5]" office:value-type="float" office:value="120">
            <text:p>120</text:p>
          </table:table-cell>
          <table:table-cell table:style-name="ce5" table:formula="of:=[.A96] * [.$H$45] / 1024" office:value-type="float" office:value="0.5859375">
            <text:p>0,59</text:p>
          </table:table-cell>
          <table:table-cell table:style-name="ce6" table:formula="of:=-[.B96] * [.$H$48] / ( [.B96] - [.$H$42] ) / 1000" office:value-type="float" office:value="1.32743362831858">
            <text:p>1,33</text:p>
          </table:table-cell>
          <table:table-cell table:style-name="ce5" table:formula="of:=1/( [.$D$3] + [.$D$4] * LN([.C96] * 1000) + [.$D$5] * LN([.C96] * 1000)^3 ) - 273.15" office:value-type="float" office:value="78.1529668855505">
            <text:p>78,15</text:p>
          </table:table-cell>
          <table:table-cell/>
          <table:table-cell table:style-name="ce4" table:formula="of:=[.P65]" office:value-type="float" office:value="392">
            <text:p>392</text:p>
          </table:table-cell>
          <table:table-cell table:style-name="ce5" table:formula="of:=[.F96] * [.$H$45] / 1024" office:value-type="float" office:value="1.9140625">
            <text:p>1,91</text:p>
          </table:table-cell>
          <table:table-cell table:style-name="ce11" table:formula="of:=-[.G96] * [.$H$48] / ( [.G96] - [.$H$42] ) / 1000" office:value-type="float" office:value="6.20253164556962">
            <text:p>6,2</text:p>
          </table:table-cell>
          <table:table-cell table:style-name="ce5" table:formula="of:=1/( [.$D$3] + [.$D$4] * LN([.H96] * 1000) + [.$D$5] * LN([.H96] * 1000)^3 ) - 273.15" office:value-type="float" office:value="36.1962732379169" table:number-columns-spanned="3" table:number-rows-spanned="1">
            <text:p>36,2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6]" office:value-type="float" office:value="100">
            <text:p>100</text:p>
          </table:table-cell>
          <table:table-cell table:style-name="ce5" table:formula="of:=[.A97] * [.$H$45] / 1024" office:value-type="float" office:value="0.48828125">
            <text:p>0,49</text:p>
          </table:table-cell>
          <table:table-cell table:style-name="ce6" table:formula="of:=-[.B97] * [.$H$48] / ( [.B97] - [.$H$42] ) / 1000" office:value-type="float" office:value="1.08225108225108">
            <text:p>1,08</text:p>
          </table:table-cell>
          <table:table-cell table:style-name="ce5" table:formula="of:=1/( [.$D$3] + [.$D$4] * LN([.C97] * 1000) + [.$D$5] * LN([.C97] * 1000)^3 ) - 273.15" office:value-type="float" office:value="84.5025057266252">
            <text:p>84,5</text:p>
          </table:table-cell>
          <table:table-cell/>
          <table:table-cell table:style-name="ce4" table:formula="of:=[.P66]" office:value-type="float" office:value="411">
            <text:p>411</text:p>
          </table:table-cell>
          <table:table-cell table:style-name="ce5" table:formula="of:=[.F97] * [.$H$45] / 1024" office:value-type="float" office:value="2.0068359375">
            <text:p>2,01</text:p>
          </table:table-cell>
          <table:table-cell table:style-name="ce11" table:formula="of:=-[.G97] * [.$H$48] / ( [.G97] - [.$H$42] ) / 1000" office:value-type="float" office:value="6.7047308319739">
            <text:p>6,7</text:p>
          </table:table-cell>
          <table:table-cell table:style-name="ce5" table:formula="of:=1/( [.$D$3] + [.$D$4] * LN([.H97] * 1000) + [.$D$5] * LN([.H97] * 1000)^3 ) - 273.15" office:value-type="float" office:value="34.3200021646094" table:number-columns-spanned="3" table:number-rows-spanned="1">
            <text:p>34,32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7]" office:value-type="float" office:value="84">
            <text:p>84</text:p>
          </table:table-cell>
          <table:table-cell table:style-name="ce5" table:formula="of:=[.A98] * [.$H$45] / 1024" office:value-type="float" office:value="0.41015625">
            <text:p>0,41</text:p>
          </table:table-cell>
          <table:table-cell table:style-name="ce6" table:formula="of:=-[.B98] * [.$H$48] / ( [.B98] - [.$H$42] ) / 1000" office:value-type="float" office:value="0.893617021276596">
            <text:p>0,89</text:p>
          </table:table-cell>
          <table:table-cell table:style-name="ce5" table:formula="of:=1/( [.$D$3] + [.$D$4] * LN([.C98] * 1000) + [.$D$5] * LN([.C98] * 1000)^3 ) - 273.15" office:value-type="float" office:value="90.6543685416258">
            <text:p>90,65</text:p>
          </table:table-cell>
          <table:table-cell/>
          <table:table-cell table:style-name="ce4" table:formula="of:=[.P67]" office:value-type="float" office:value="450">
            <text:p>450</text:p>
          </table:table-cell>
          <table:table-cell table:style-name="ce5" table:formula="of:=[.F98] * [.$H$45] / 1024" office:value-type="float" office:value="2.197265625">
            <text:p>2,2</text:p>
          </table:table-cell>
          <table:table-cell table:style-name="ce11" table:formula="of:=-[.G98] * [.$H$48] / ( [.G98] - [.$H$42] ) / 1000" office:value-type="float" office:value="7.8397212543554">
            <text:p>7,84</text:p>
          </table:table-cell>
          <table:table-cell table:style-name="ce5" table:formula="of:=1/( [.$D$3] + [.$D$4] * LN([.H98] * 1000) + [.$D$5] * LN([.H98] * 1000)^3 ) - 273.15" office:value-type="float" office:value="30.6124664913351" table:number-columns-spanned="3" table:number-rows-spanned="1">
            <text:p>30,61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8]" office:value-type="float" office:value="71">
            <text:p>71</text:p>
          </table:table-cell>
          <table:table-cell table:style-name="ce5" table:formula="of:=[.A99] * [.$H$45] / 1024" office:value-type="float" office:value="0.3466796875">
            <text:p>0,35</text:p>
          </table:table-cell>
          <table:table-cell table:style-name="ce6" table:formula="of:=-[.B99] * [.$H$48] / ( [.B99] - [.$H$42] ) / 1000" office:value-type="float" office:value="0.74501573976915">
            <text:p>0,75</text:p>
          </table:table-cell>
          <table:table-cell table:style-name="ce5" table:formula="of:=1/( [.$D$3] + [.$D$4] * LN([.C99] * 1000) + [.$D$5] * LN([.C99] * 1000)^3 ) - 273.15" office:value-type="float" office:value="96.6814998958918">
            <text:p>96,68</text:p>
          </table:table-cell>
          <table:table-cell/>
          <table:table-cell table:style-name="ce4" table:formula="of:=[.P68]" office:value-type="float" office:value="526">
            <text:p>526</text:p>
          </table:table-cell>
          <table:table-cell table:style-name="ce5" table:formula="of:=[.F99] * [.$H$45] / 1024" office:value-type="float" office:value="2.568359375">
            <text:p>2,57</text:p>
          </table:table-cell>
          <table:table-cell table:style-name="ce11" table:formula="of:=-[.G99] * [.$H$48] / ( [.G99] - [.$H$42] ) / 1000" office:value-type="float" office:value="10.5622489959839">
            <text:p>10,56</text:p>
          </table:table-cell>
          <table:table-cell table:style-name="ce5" table:formula="of:=1/( [.$D$3] + [.$D$4] * LN([.H99] * 1000) + [.$D$5] * LN([.H99] * 1000)^3 ) - 273.15" office:value-type="float" office:value="23.7640961021305" table:number-columns-spanned="3" table:number-rows-spanned="1">
            <text:p>23,76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69]" office:value-type="float" office:value="60">
            <text:p>60</text:p>
          </table:table-cell>
          <table:table-cell table:style-name="ce5" table:formula="of:=[.A100] * [.$H$45] / 1024" office:value-type="float" office:value="0.29296875">
            <text:p>0,29</text:p>
          </table:table-cell>
          <table:table-cell table:style-name="ce6" table:formula="of:=-[.B100] * [.$H$48] / ( [.B100] - [.$H$42] ) / 1000" office:value-type="float" office:value="0.622406639004149">
            <text:p>0,62</text:p>
          </table:table-cell>
          <table:table-cell table:style-name="ce5" table:formula="of:=1/( [.$D$3] + [.$D$4] * LN([.C100] * 1000) + [.$D$5] * LN([.C100] * 1000)^3 ) - 273.15" office:value-type="float" office:value="102.826516403728">
            <text:p>102,83</text:p>
          </table:table-cell>
          <table:table-cell/>
          <table:table-cell table:style-name="ce4" table:formula="of:=[.P69]" office:value-type="float" office:value="692">
            <text:p>692</text:p>
          </table:table-cell>
          <table:table-cell table:style-name="ce5" table:formula="of:=[.F100] * [.$H$45] / 1024" office:value-type="float" office:value="3.37890625">
            <text:p>3,38</text:p>
          </table:table-cell>
          <table:table-cell table:style-name="ce11" table:formula="of:=-[.G100] * [.$H$48] / ( [.G100] - [.$H$42] ) / 1000" office:value-type="float" office:value="20.8433734939759">
            <text:p>20,84</text:p>
          </table:table-cell>
          <table:table-cell table:style-name="ce5" table:formula="of:=1/( [.$D$3] + [.$D$4] * LN([.H100] * 1000) + [.$D$5] * LN([.H100] * 1000)^3 ) - 273.15" office:value-type="float" office:value="9.13563618850509" table:number-columns-spanned="3" table:number-rows-spanned="1">
            <text:p>9,14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formula="of:=[.E70]" office:value-type="float" office:value="50">
            <text:p>50</text:p>
          </table:table-cell>
          <table:table-cell table:style-name="ce5" table:formula="of:=[.A101] * [.$H$45] / 1024" office:value-type="float" office:value="0.244140625">
            <text:p>0,24</text:p>
          </table:table-cell>
          <table:table-cell table:style-name="ce6" table:formula="of:=-[.B101] * [.$H$48] / ( [.B101] - [.$H$42] ) / 1000" office:value-type="float" office:value="0.513347022587269">
            <text:p>0,51</text:p>
          </table:table-cell>
          <table:table-cell table:style-name="ce5" table:formula="of:=1/( [.$D$3] + [.$D$4] * LN([.C101] * 1000) + [.$D$5] * LN([.C101] * 1000)^3 ) - 273.15" office:value-type="float" office:value="109.625750759561">
            <text:p>109,63</text:p>
          </table:table-cell>
          <table:table-cell/>
          <table:table-cell table:style-name="ce4" table:formula="of:=[.P70]" office:value-type="float" office:value="1024">
            <text:p>1024</text:p>
          </table:table-cell>
          <table:table-cell table:style-name="ce5" table:formula="of:=[.F101] * [.$H$45] / 1024" office:value-type="float" office:value="5">
            <text:p>5</text:p>
          </table:table-cell>
          <table:table-cell table:style-name="ce11" table:formula="of:=-[.G101] * [.$H$48] / ( [.G101] - [.$H$42] ) / 1000" office:value-type="float" office:value="0">
            <text:p>#ДЕЛ/0!</text:p>
          </table:table-cell>
          <table:table-cell table:style-name="ce5" table:formula="of:=1/( [.$D$3] + [.$D$4] * LN([.H101] * 1000) + [.$D$5] * LN([.H101] * 1000)^3 ) - 273.15" office:value-type="float" office:value="0" table:number-columns-spanned="3" table:number-rows-spanned="1">
            <text:p>#ДЕЛ/0!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string">
            <text:p>t</text:p>
          </table:table-cell>
          <table:table-cell table:number-columns-repeated="14"/>
        </table:table-row>
        <table:table-row table:style-name="ro1">
          <table:table-cell table:formula="of:=[.B42]" office:value-type="float" office:value="0">
            <text:p>0</text:p>
          </table:table-cell>
          <table:table-cell table:formula="of:=[.D73]" office:value-type="float" office:value="0">
            <text:p>#ДЕЛ/0!</text:p>
          </table:table-cell>
          <table:table-cell>
            <draw:frame table:end-cell-address="Sheet1.L124" table:end-x="0.592cm" table:end-y="0.067cm" draw:z-index="2" draw:style-name="gr1" draw:text-style-name="P1" svg:width="15.999cm" svg:height="8.999cm" svg:x="0.575cm" svg:y="0.1cm">
              <draw:object draw:notify-on-update-of-ranges="Sheet1.A104:Sheet1.A132 Sheet1.B104:Sheet1.B1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formula="of:=[.B43]" office:value-type="float" office:value="0.35">
            <text:p>0,35</text:p>
          </table:table-cell>
          <table:table-cell table:formula="of:=[.D74]" office:value-type="float" office:value="-70.105891304962">
            <text:p>-70,11</text:p>
          </table:table-cell>
          <table:table-cell table:number-columns-repeated="14"/>
        </table:table-row>
        <table:table-row table:style-name="ro1">
          <table:table-cell table:formula="of:=[.B44]" office:value-type="float" office:value="0.7">
            <text:p>0,7</text:p>
          </table:table-cell>
          <table:table-cell table:formula="of:=[.D75]" office:value-type="float" office:value="-59.6417871772567">
            <text:p>-59,64</text:p>
          </table:table-cell>
          <table:table-cell table:number-columns-repeated="14"/>
        </table:table-row>
        <table:table-row table:style-name="ro1">
          <table:table-cell table:formula="of:=[.B45]" office:value-type="float" office:value="1.05">
            <text:p>1,05</text:p>
          </table:table-cell>
          <table:table-cell table:formula="of:=[.D76]" office:value-type="float" office:value="-50.3616404507921">
            <text:p>-50,36</text:p>
          </table:table-cell>
          <table:table-cell table:number-columns-repeated="14"/>
        </table:table-row>
        <table:table-row table:style-name="ro1">
          <table:table-cell table:formula="of:=[.B46]" office:value-type="float" office:value="1.4">
            <text:p>1,4</text:p>
          </table:table-cell>
          <table:table-cell table:formula="of:=[.D77]" office:value-type="float" office:value="-42.0004440650858">
            <text:p>-42</text:p>
          </table:table-cell>
          <table:table-cell table:number-columns-repeated="14"/>
        </table:table-row>
        <table:table-row table:style-name="ro1">
          <table:table-cell table:formula="of:=[.B47]" office:value-type="float" office:value="1.75">
            <text:p>1,75</text:p>
          </table:table-cell>
          <table:table-cell table:formula="of:=[.D78]" office:value-type="float" office:value="-34.7349025464129">
            <text:p>-34,73</text:p>
          </table:table-cell>
          <table:table-cell table:number-columns-repeated="14"/>
        </table:table-row>
        <table:table-row table:style-name="ro1">
          <table:table-cell table:formula="of:=[.B48]" office:value-type="float" office:value="2.1">
            <text:p>2,1</text:p>
          </table:table-cell>
          <table:table-cell table:formula="of:=[.D79]" office:value-type="float" office:value="-27.7484272789778">
            <text:p>-27,75</text:p>
          </table:table-cell>
          <table:table-cell table:number-columns-repeated="14"/>
        </table:table-row>
        <table:table-row table:style-name="ro1">
          <table:table-cell table:formula="of:=[.B49]" office:value-type="float" office:value="2.45">
            <text:p>2,45</text:p>
          </table:table-cell>
          <table:table-cell table:formula="of:=[.D80]" office:value-type="float" office:value="-20.8143303119737">
            <text:p>-20,81</text:p>
          </table:table-cell>
          <table:table-cell table:number-columns-repeated="14"/>
        </table:table-row>
        <table:table-row table:style-name="ro1">
          <table:table-cell table:formula="of:=[.B50]" office:value-type="float" office:value="2.8">
            <text:p>2,8</text:p>
          </table:table-cell>
          <table:table-cell table:formula="of:=[.D81]" office:value-type="float" office:value="-14.3129118767999">
            <text:p>-14,31</text:p>
          </table:table-cell>
          <table:table-cell table:number-columns-repeated="14"/>
        </table:table-row>
        <table:table-row table:style-name="ro1">
          <table:table-cell table:formula="of:=[.B51]" office:value-type="float" office:value="3.15">
            <text:p>3,15</text:p>
          </table:table-cell>
          <table:table-cell table:formula="of:=[.D82]" office:value-type="float" office:value="-7.86758355320308">
            <text:p>-7,87</text:p>
          </table:table-cell>
          <table:table-cell table:number-columns-repeated="14"/>
        </table:table-row>
        <table:table-row table:style-name="ro1">
          <table:table-cell table:formula="of:=[.B52]" office:value-type="float" office:value="3.5">
            <text:p>3,5</text:p>
          </table:table-cell>
          <table:table-cell table:formula="of:=[.D83]" office:value-type="float" office:value="-1.57434311046916">
            <text:p>-1,57</text:p>
          </table:table-cell>
          <table:table-cell table:number-columns-repeated="14"/>
        </table:table-row>
        <table:table-row table:style-name="ro1">
          <table:table-cell table:formula="of:=[.B53]" office:value-type="float" office:value="3.85">
            <text:p>3,85</text:p>
          </table:table-cell>
          <table:table-cell table:formula="of:=[.D84]" office:value-type="float" office:value="4.70487775708273">
            <text:p>4,7</text:p>
          </table:table-cell>
          <table:table-cell table:number-columns-repeated="14"/>
        </table:table-row>
        <table:table-row table:style-name="ro1">
          <table:table-cell table:formula="of:=[.B54]" office:value-type="float" office:value="4.2">
            <text:p>4,2</text:p>
          </table:table-cell>
          <table:table-cell table:formula="of:=[.D85]" office:value-type="float" office:value="10.8628822047826">
            <text:p>10,86</text:p>
          </table:table-cell>
          <table:table-cell table:number-columns-repeated="14"/>
        </table:table-row>
        <table:table-row table:style-name="ro1">
          <table:table-cell table:formula="of:=[.B55]" office:value-type="float" office:value="4.55">
            <text:p>4,55</text:p>
          </table:table-cell>
          <table:table-cell table:formula="of:=[.D86]" office:value-type="float" office:value="17.0465254031667">
            <text:p>17,05</text:p>
          </table:table-cell>
          <table:table-cell table:number-columns-repeated="14"/>
        </table:table-row>
        <table:table-row table:style-name="ro1">
          <table:table-cell table:formula="of:=[.B56]" office:value-type="float" office:value="4.9">
            <text:p>4,9</text:p>
          </table:table-cell>
          <table:table-cell table:formula="of:=[.D87]" office:value-type="float" office:value="23.1490017954829">
            <text:p>23,15</text:p>
          </table:table-cell>
          <table:table-cell table:number-columns-repeated="14"/>
        </table:table-row>
        <table:table-row table:style-name="ro1">
          <table:table-cell table:formula="of:=[.B57]" office:value-type="float" office:value="5.25">
            <text:p>5,25</text:p>
          </table:table-cell>
          <table:table-cell table:formula="of:=[.D88]" office:value-type="float" office:value="29.3199750007271">
            <text:p>29,32</text:p>
          </table:table-cell>
          <table:table-cell table:number-columns-repeated="14"/>
        </table:table-row>
        <table:table-row table:style-name="ro1">
          <table:table-cell table:formula="of:=[.B58]" office:value-type="float" office:value="5.6">
            <text:p>5,6</text:p>
          </table:table-cell>
          <table:table-cell table:formula="of:=[.D89]" office:value-type="float" office:value="35.3998858639803">
            <text:p>35,4</text:p>
          </table:table-cell>
          <table:table-cell table:number-columns-repeated="14"/>
        </table:table-row>
        <table:table-row table:style-name="ro1">
          <table:table-cell table:formula="of:=[.B59]" office:value-type="float" office:value="5.95">
            <text:p>5,95</text:p>
          </table:table-cell>
          <table:table-cell table:formula="of:=[.D90]" office:value-type="float" office:value="41.5362344757181">
            <text:p>41,54</text:p>
          </table:table-cell>
          <table:table-cell table:number-columns-repeated="14"/>
        </table:table-row>
        <table:table-row table:style-name="ro1">
          <table:table-cell table:formula="of:=[.B60]" office:value-type="float" office:value="6.3">
            <text:p>6,3</text:p>
          </table:table-cell>
          <table:table-cell table:formula="of:=[.D91]" office:value-type="float" office:value="47.6100490534384">
            <text:p>47,61</text:p>
          </table:table-cell>
          <table:table-cell table:number-columns-repeated="14"/>
        </table:table-row>
        <table:table-row table:style-name="ro1">
          <table:table-cell table:formula="of:=[.B61]" office:value-type="float" office:value="6.65">
            <text:p>6,65</text:p>
          </table:table-cell>
          <table:table-cell table:formula="of:=[.D92]" office:value-type="float" office:value="53.7730225124864">
            <text:p>53,77</text:p>
          </table:table-cell>
          <table:table-cell table:number-columns-repeated="14"/>
        </table:table-row>
        <table:table-row table:style-name="ro1">
          <table:table-cell table:formula="of:=[.B62]" office:value-type="float" office:value="7">
            <text:p>7</text:p>
          </table:table-cell>
          <table:table-cell table:formula="of:=[.D93]" office:value-type="float" office:value="59.8674234917884">
            <text:p>59,87</text:p>
          </table:table-cell>
          <table:table-cell table:number-columns-repeated="14"/>
        </table:table-row>
        <table:table-row table:style-name="ro1">
          <table:table-cell table:formula="of:=[.B63]" office:value-type="float" office:value="7.35">
            <text:p>7,35</text:p>
          </table:table-cell>
          <table:table-cell table:formula="of:=[.D94]" office:value-type="float" office:value="65.9510408576967">
            <text:p>65,95</text:p>
          </table:table-cell>
          <table:table-cell table:number-columns-repeated="14"/>
        </table:table-row>
        <table:table-row table:style-name="ro1">
          <table:table-cell table:formula="of:=[.B64]" office:value-type="float" office:value="7.7">
            <text:p>7,7</text:p>
          </table:table-cell>
          <table:table-cell table:formula="of:=[.D95]" office:value-type="float" office:value="72.100344247763">
            <text:p>72,1</text:p>
          </table:table-cell>
          <table:table-cell table:number-columns-repeated="14"/>
        </table:table-row>
        <table:table-row table:style-name="ro1">
          <table:table-cell table:formula="of:=[.B65]" office:value-type="float" office:value="8.05">
            <text:p>8,05</text:p>
          </table:table-cell>
          <table:table-cell table:formula="of:=[.D96]" office:value-type="float" office:value="78.1529668855505">
            <text:p>78,15</text:p>
          </table:table-cell>
          <table:table-cell>
            <draw:frame table:end-cell-address="Sheet1.L147" table:end-x="0.703cm" table:end-y="0.385cm" draw:z-index="3" draw:style-name="gr1" draw:text-style-name="P1" svg:width="15.999cm" svg:height="8.999cm" svg:x="0.686cm" svg:y="0.419cm">
              <draw:object draw:notify-on-update-of-ranges="Sheet1.A135:Sheet1.A163 Sheet1.B135:Sheet1.B16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formula="of:=[.B66]" office:value-type="float" office:value="8.4">
            <text:p>8,4</text:p>
          </table:table-cell>
          <table:table-cell table:formula="of:=[.D97]" office:value-type="float" office:value="84.5025057266252">
            <text:p>84,5</text:p>
          </table:table-cell>
          <table:table-cell table:number-columns-repeated="14"/>
        </table:table-row>
        <table:table-row table:style-name="ro1">
          <table:table-cell table:formula="of:=[.B67]" office:value-type="float" office:value="8.75">
            <text:p>8,75</text:p>
          </table:table-cell>
          <table:table-cell table:formula="of:=[.D98]" office:value-type="float" office:value="90.6543685416258">
            <text:p>90,65</text:p>
          </table:table-cell>
          <table:table-cell table:number-columns-repeated="14"/>
        </table:table-row>
        <table:table-row table:style-name="ro1">
          <table:table-cell table:formula="of:=[.B68]" office:value-type="float" office:value="9.1">
            <text:p>9,1</text:p>
          </table:table-cell>
          <table:table-cell table:formula="of:=[.D99]" office:value-type="float" office:value="96.6814998958918">
            <text:p>96,68</text:p>
          </table:table-cell>
          <table:table-cell table:number-columns-repeated="14"/>
        </table:table-row>
        <table:table-row table:style-name="ro1">
          <table:table-cell table:formula="of:=[.B69]" office:value-type="float" office:value="9.45">
            <text:p>9,45</text:p>
          </table:table-cell>
          <table:table-cell table:formula="of:=[.D100]" office:value-type="float" office:value="102.826516403728">
            <text:p>102,83</text:p>
          </table:table-cell>
          <table:table-cell table:number-columns-repeated="14"/>
        </table:table-row>
        <table:table-row table:style-name="ro1">
          <table:table-cell table:formula="of:=[.B70]" office:value-type="float" office:value="10">
            <text:p>10</text:p>
          </table:table-cell>
          <table:table-cell table:formula="of:=[.D101]" office:value-type="float" office:value="109.625750759561">
            <text:p>109,63</text:p>
          </table:table-cell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string">
            <text:p>t</text:p>
          </table:table-cell>
          <table:table-cell table:number-columns-repeated="14"/>
        </table:table-row>
        <table:table-row table:style-name="ro1">
          <table:table-cell table:formula="of:=[.M42]" office:value-type="float" office:value="10">
            <text:p>10</text:p>
          </table:table-cell>
          <table:table-cell table:formula="of:=[.I73]" office:value-type="float" office:value="-30.1312347291575">
            <text:p>-30,13</text:p>
          </table:table-cell>
          <table:table-cell table:number-columns-repeated="14"/>
        </table:table-row>
        <table:table-row table:style-name="ro1">
          <table:table-cell table:formula="of:=[.M43]" office:value-type="float" office:value="9.64">
            <text:p>9,64</text:p>
          </table:table-cell>
          <table:table-cell table:formula="of:=[.I74]" office:value-type="float" office:value="-25.6089704773992">
            <text:p>-25,61</text:p>
          </table:table-cell>
          <table:table-cell table:number-columns-repeated="14"/>
        </table:table-row>
        <table:table-row table:style-name="ro1">
          <table:table-cell table:formula="of:=[.M44]" office:value-type="float" office:value="9.28">
            <text:p>9,28</text:p>
          </table:table-cell>
          <table:table-cell table:formula="of:=[.I75]" office:value-type="float" office:value="-21.2303473908611">
            <text:p>-21,23</text:p>
          </table:table-cell>
          <table:table-cell table:number-columns-repeated="14"/>
        </table:table-row>
        <table:table-row table:style-name="ro1">
          <table:table-cell table:formula="of:=[.M45]" office:value-type="float" office:value="8.92">
            <text:p>8,92</text:p>
          </table:table-cell>
          <table:table-cell table:formula="of:=[.I76]" office:value-type="float" office:value="-17.00242638323">
            <text:p>-17</text:p>
          </table:table-cell>
          <table:table-cell table:number-columns-repeated="14"/>
        </table:table-row>
        <table:table-row table:style-name="ro1">
          <table:table-cell table:formula="of:=[.M46]" office:value-type="float" office:value="8.56">
            <text:p>8,56</text:p>
          </table:table-cell>
          <table:table-cell table:formula="of:=[.I77]" office:value-type="float" office:value="-12.7562487772077">
            <text:p>-12,76</text:p>
          </table:table-cell>
          <table:table-cell table:number-columns-repeated="14"/>
        </table:table-row>
        <table:table-row table:style-name="ro1">
          <table:table-cell table:formula="of:=[.M47]" office:value-type="float" office:value="8.2">
            <text:p>8,2</text:p>
          </table:table-cell>
          <table:table-cell table:formula="of:=[.I78]" office:value-type="float" office:value="-8.65403791971858">
            <text:p>-8,65</text:p>
          </table:table-cell>
          <table:table-cell table:number-columns-repeated="14"/>
        </table:table-row>
        <table:table-row table:style-name="ro1">
          <table:table-cell table:formula="of:=[.M48]" office:value-type="float" office:value="7.84">
            <text:p>7,84</text:p>
          </table:table-cell>
          <table:table-cell table:formula="of:=[.I79]" office:value-type="float" office:value="-4.65082693385278">
            <text:p>-4,65</text:p>
          </table:table-cell>
          <table:table-cell table:number-columns-repeated="14"/>
        </table:table-row>
        <table:table-row table:style-name="ro1">
          <table:table-cell table:formula="of:=[.M49]" office:value-type="float" office:value="7.48">
            <text:p>7,48</text:p>
          </table:table-cell>
          <table:table-cell table:formula="of:=[.I80]" office:value-type="float" office:value="-0.704115335713027">
            <text:p>-0,7</text:p>
          </table:table-cell>
          <table:table-cell table:number-columns-repeated="14"/>
        </table:table-row>
        <table:table-row table:style-name="ro1">
          <table:table-cell table:formula="of:=[.M50]" office:value-type="float" office:value="7.12">
            <text:p>7,12</text:p>
          </table:table-cell>
          <table:table-cell table:formula="of:=[.I81]" office:value-type="float" office:value="3.12801489202224">
            <text:p>3,13</text:p>
          </table:table-cell>
          <table:table-cell table:number-columns-repeated="14"/>
        </table:table-row>
        <table:table-row table:style-name="ro1">
          <table:table-cell table:formula="of:=[.M51]" office:value-type="float" office:value="6.76000000000001">
            <text:p>6,76</text:p>
          </table:table-cell>
          <table:table-cell table:formula="of:=[.I82]" office:value-type="float" office:value="6.8115373981546">
            <text:p>6,81</text:p>
          </table:table-cell>
          <table:table-cell table:number-columns-repeated="14"/>
        </table:table-row>
        <table:table-row table:style-name="ro1">
          <table:table-cell table:formula="of:=[.M52]" office:value-type="float" office:value="6.40000000000001">
            <text:p>6,4</text:p>
          </table:table-cell>
          <table:table-cell table:formula="of:=[.I83]" office:value-type="float" office:value="10.5016407630881">
            <text:p>10,5</text:p>
          </table:table-cell>
          <table:table-cell table:number-columns-repeated="14"/>
        </table:table-row>
        <table:table-row table:style-name="ro1">
          <table:table-cell table:formula="of:=[.M53]" office:value-type="float" office:value="6.04000000000001">
            <text:p>6,04</text:p>
          </table:table-cell>
          <table:table-cell table:formula="of:=[.I84]" office:value-type="float" office:value="13.9807361516221">
            <text:p>13,98</text:p>
          </table:table-cell>
          <table:table-cell table:number-columns-repeated="14"/>
        </table:table-row>
        <table:table-row table:style-name="ro1">
          <table:table-cell table:formula="of:=[.M54]" office:value-type="float" office:value="5.68000000000001">
            <text:p>5,68</text:p>
          </table:table-cell>
          <table:table-cell table:formula="of:=[.I85]" office:value-type="float" office:value="17.3079552555109">
            <text:p>17,31</text:p>
          </table:table-cell>
          <table:table-cell table:number-columns-repeated="14"/>
        </table:table-row>
        <table:table-row table:style-name="ro1">
          <table:table-cell table:formula="of:=[.M55]" office:value-type="float" office:value="5.32000000000001">
            <text:p>5,32</text:p>
          </table:table-cell>
          <table:table-cell table:formula="of:=[.I86]" office:value-type="float" office:value="20.4408474076408">
            <text:p>20,44</text:p>
          </table:table-cell>
          <table:table-cell table:number-columns-repeated="14"/>
        </table:table-row>
        <table:table-row table:style-name="ro1">
          <table:table-cell table:formula="of:=[.M56]" office:value-type="float" office:value="4.96000000000001">
            <text:p>4,96</text:p>
          </table:table-cell>
          <table:table-cell table:formula="of:=[.I87]" office:value-type="float" office:value="23.5002747468432">
            <text:p>23,5</text:p>
          </table:table-cell>
          <table:table-cell table:number-columns-repeated="14"/>
        </table:table-row>
        <table:table-row table:style-name="ro1">
          <table:table-cell table:formula="of:=[.M57]" office:value-type="float" office:value="4.60000000000001">
            <text:p>4,6</text:p>
          </table:table-cell>
          <table:table-cell table:formula="of:=[.I88]" office:value-type="float" office:value="26.2451445276174">
            <text:p>26,25</text:p>
          </table:table-cell>
          <table:table-cell table:number-columns-repeated="14"/>
        </table:table-row>
        <table:table-row table:style-name="ro1">
          <table:table-cell table:formula="of:=[.M58]" office:value-type="float" office:value="4.24000000000001">
            <text:p>4,24</text:p>
          </table:table-cell>
          <table:table-cell table:formula="of:=[.I89]" office:value-type="float" office:value="28.8624729476107">
            <text:p>28,86</text:p>
          </table:table-cell>
          <table:table-cell table:number-columns-repeated="14"/>
        </table:table-row>
        <table:table-row table:style-name="ro1">
          <table:table-cell table:formula="of:=[.M59]" office:value-type="float" office:value="3.88000000000001">
            <text:p>3,88</text:p>
          </table:table-cell>
          <table:table-cell table:formula="of:=[.I90]" office:value-type="float" office:value="31.1720004648735">
            <text:p>31,17</text:p>
          </table:table-cell>
          <table:table-cell table:number-columns-repeated="14"/>
        </table:table-row>
        <table:table-row table:style-name="ro1">
          <table:table-cell table:formula="of:=[.M60]" office:value-type="float" office:value="3.52000000000001">
            <text:p>3,52</text:p>
          </table:table-cell>
          <table:table-cell table:formula="of:=[.I91]" office:value-type="float" office:value="33.1603648537968">
            <text:p>33,16</text:p>
          </table:table-cell>
          <table:table-cell table:number-columns-repeated="14"/>
        </table:table-row>
        <table:table-row table:style-name="ro1">
          <table:table-cell table:formula="of:=[.M61]" office:value-type="float" office:value="3.16000000000001">
            <text:p>3,16</text:p>
          </table:table-cell>
          <table:table-cell table:formula="of:=[.I92]" office:value-type="float" office:value="34.8087638775802">
            <text:p>34,81</text:p>
          </table:table-cell>
          <table:table-cell table:number-columns-repeated="14"/>
        </table:table-row>
        <table:table-row table:style-name="ro1">
          <table:table-cell table:formula="of:=[.M62]" office:value-type="float" office:value="2.80000000000001">
            <text:p>2,8</text:p>
          </table:table-cell>
          <table:table-cell table:formula="of:=[.I93]" office:value-type="float" office:value="36.0961929409814">
            <text:p>36,1</text:p>
          </table:table-cell>
          <table:table-cell table:number-columns-repeated="14"/>
        </table:table-row>
        <table:table-row table:style-name="ro1">
          <table:table-cell table:formula="of:=[.M63]" office:value-type="float" office:value="2.44000000000001">
            <text:p>2,44</text:p>
          </table:table-cell>
          <table:table-cell table:formula="of:=[.I94]" office:value-type="float" office:value="36.9012606504904">
            <text:p>36,9</text:p>
          </table:table-cell>
          <table:table-cell table:number-columns-repeated="14"/>
        </table:table-row>
        <table:table-row table:style-name="ro1">
          <table:table-cell table:formula="of:=[.M64]" office:value-type="float" office:value="2.08000000000001">
            <text:p>2,08</text:p>
          </table:table-cell>
          <table:table-cell table:formula="of:=[.I95]" office:value-type="float" office:value="37.0026203240099">
            <text:p>37</text:p>
          </table:table-cell>
          <table:table-cell table:number-columns-repeated="14"/>
        </table:table-row>
        <table:table-row table:style-name="ro1">
          <table:table-cell table:formula="of:=[.M65]" office:value-type="float" office:value="1.72000000000001">
            <text:p>1,72</text:p>
          </table:table-cell>
          <table:table-cell table:formula="of:=[.I96]" office:value-type="float" office:value="36.1962732379169">
            <text:p>36,2</text:p>
          </table:table-cell>
          <table:table-cell table:number-columns-repeated="14"/>
        </table:table-row>
        <table:table-row table:style-name="ro1">
          <table:table-cell table:formula="of:=[.M66]" office:value-type="float" office:value="1.36000000000001">
            <text:p>1,36</text:p>
          </table:table-cell>
          <table:table-cell table:formula="of:=[.I97]" office:value-type="float" office:value="34.3200021646094">
            <text:p>34,32</text:p>
          </table:table-cell>
          <table:table-cell table:number-columns-repeated="14"/>
        </table:table-row>
        <table:table-row table:style-name="ro1">
          <table:table-cell table:formula="of:=[.M67]" office:value-type="float" office:value="1.00000000000001">
            <text:p>1</text:p>
          </table:table-cell>
          <table:table-cell table:formula="of:=[.I98]" office:value-type="float" office:value="30.6124664913351">
            <text:p>30,61</text:p>
          </table:table-cell>
          <table:table-cell table:number-columns-repeated="14"/>
        </table:table-row>
        <table:table-row table:style-name="ro1">
          <table:table-cell table:formula="of:=[.M68]" office:value-type="float" office:value="0.640000000000015">
            <text:p>0,64</text:p>
          </table:table-cell>
          <table:table-cell table:formula="of:=[.I99]" office:value-type="float" office:value="23.7640961021305">
            <text:p>23,76</text:p>
          </table:table-cell>
          <table:table-cell table:number-columns-repeated="14"/>
        </table:table-row>
        <table:table-row table:style-name="ro1">
          <table:table-cell table:formula="of:=[.M69]" office:value-type="float" office:value="0.280000000000015">
            <text:p>0,28</text:p>
          </table:table-cell>
          <table:table-cell table:formula="of:=[.I100]" office:value-type="float" office:value="9.13563618850509">
            <text:p>9,14</text:p>
          </table:table-cell>
          <table:table-cell table:number-columns-repeated="14"/>
        </table:table-row>
        <table:table-row table:style-name="ro1">
          <table:table-cell table:formula="of:=[.M70]" office:value-type="float" office:value="0">
            <text:p>0</text:p>
          </table:table-cell>
          <table:table-cell table:formula="of:=[.I101]" office:value-type="float" office:value="0">
            <text:p>#ДЕЛ/0!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22/07/2023</text:date>, <text:time>22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M25S</meta:editing-duration>
    <meta:editing-cycles>11</meta:editing-cycles>
    <meta:generator>OpenOffice/4.1.14$Win32 OpenOffice.org_project/4114m1$Build-9811</meta:generator>
    <dc:date>2023-07-22T22:31:50.25</dc:date>
    <meta:document-statistic meta:table-count="3" meta:cell-count="82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4.188cm" style:legend-expansion="high" chart:style-name="ch2"/>
        <chart:plot-area chart:style-name="ch3" table:cell-range-address="Sheet1.A104:Sheet1.B132 Sheet1.C3:Sheet1.C3" chart:data-source-has-labels="row" svg:x="0.77cm" svg:y="0.855cm" svg:width="13.008cm" svg:height="7.545cm">
          <chartooo:coordinate-region svg:x="1.577cm" svg:y="1.067cm" svg:width="12.01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4:Sheet1.B132" chart:label-cell-address="Sheet1.C3:Sheet1.C3" chart:class="chart:scatter">
            <chart:domain table:cell-range-address="Sheet1.A104:Sheet1.A132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A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4:Sheet1.A132</svg:desc>
                </draw:g>
              </table:table-cell>
              <table:table-cell office:value-type="float" office:value="NaN">
                <text:p>NaN</text:p>
                <draw:g>
                  <svg:desc>Sheet1.B104:Sheet1.B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-70.105891304962">
                <text:p>-70.105891304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-59.6417871772567">
                <text:p>-59.641787177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-50.3616404507921">
                <text:p>-50.3616404507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-42.0004440650858">
                <text:p>-42.0004440650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34.7349025464129">
                <text:p>-34.7349025464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-27.7484272789778">
                <text:p>-27.7484272789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-20.8143303119737">
                <text:p>-20.8143303119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-14.3129118767999">
                <text:p>-14.3129118767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-7.86758355320308">
                <text:p>-7.86758355320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-1.57434311046916">
                <text:p>-1.57434311046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4.70487775708273">
                <text:p>4.70487775708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10.8628822047826">
                <text:p>10.8628822047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17.0465254031667">
                <text:p>17.0465254031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23.1490017954829">
                <text:p>23.1490017954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29.3199750007271">
                <text:p>29.3199750007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35.3998858639803">
                <text:p>35.3998858639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41.5362344757181">
                <text:p>41.5362344757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47.6100490534384">
                <text:p>47.6100490534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53.7730225124864">
                <text:p>53.7730225124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59.8674234917884">
                <text:p>59.8674234917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65.9510408576967">
                <text:p>65.95104085769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72.100344247763">
                <text:p>72.100344247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78.1529668855505">
                <text:p>78.1529668855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84.5025057266252">
                <text:p>84.5025057266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90.6543685416258">
                <text:p>90.6543685416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96.6814998958918">
                <text:p>96.6814998958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5">
                <text:p>9.45</text:p>
              </table:table-cell>
              <table:table-cell office:value-type="float" office:value="102.826516403728">
                <text:p>102.826516403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09.625750759561">
                <text:p>109.625750759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4.188cm" style:legend-expansion="high" chart:style-name="ch2"/>
        <chart:plot-area chart:style-name="ch3" table:cell-range-address="Sheet1.A135:Sheet1.B163 Sheet1.C4:Sheet1.C4" chart:data-source-has-labels="row" svg:x="0.77cm" svg:y="0.855cm" svg:width="13.008cm" svg:height="7.545cm">
          <chartooo:coordinate-region svg:x="1.497cm" svg:y="1.067cm" svg:width="12.09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5:Sheet1.B163" chart:label-cell-address="Sheet1.C4:Sheet1.C4" chart:class="chart:scatter">
            <chart:domain table:cell-range-address="Sheet1.A135:Sheet1.A163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B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35:Sheet1.A163</svg:desc>
                </draw:g>
              </table:table-cell>
              <table:table-cell office:value-type="float" office:value="-30.1312347291575">
                <text:p>-30.1312347291575</text:p>
                <draw:g>
                  <svg:desc>Sheet1.B135:Sheet1.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4">
                <text:p>9.64</text:p>
              </table:table-cell>
              <table:table-cell office:value-type="float" office:value="-25.6089704773992">
                <text:p>-25.6089704773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8">
                <text:p>9.28</text:p>
              </table:table-cell>
              <table:table-cell office:value-type="float" office:value="-21.2303473908611">
                <text:p>-21.230347390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2">
                <text:p>8.92</text:p>
              </table:table-cell>
              <table:table-cell office:value-type="float" office:value="-17.00242638323">
                <text:p>-17.00242638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6">
                <text:p>8.56</text:p>
              </table:table-cell>
              <table:table-cell office:value-type="float" office:value="-12.7562487772077">
                <text:p>-12.7562487772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-8.65403791971858">
                <text:p>-8.65403791971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4">
                <text:p>7.84</text:p>
              </table:table-cell>
              <table:table-cell office:value-type="float" office:value="-4.65082693385278">
                <text:p>-4.65082693385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8">
                <text:p>7.48</text:p>
              </table:table-cell>
              <table:table-cell office:value-type="float" office:value="-0.704115335713027">
                <text:p>-0.704115335713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2">
                <text:p>7.12</text:p>
              </table:table-cell>
              <table:table-cell office:value-type="float" office:value="3.12801489202224">
                <text:p>3.12801489202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6000000000001">
                <text:p>6.76000000000001</text:p>
              </table:table-cell>
              <table:table-cell office:value-type="float" office:value="6.8115373981546">
                <text:p>6.8115373981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10.5016407630881">
                <text:p>10.5016407630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04000000000001">
                <text:p>6.04000000000001</text:p>
              </table:table-cell>
              <table:table-cell office:value-type="float" office:value="13.9807361516221">
                <text:p>13.9807361516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8000000000001">
                <text:p>5.68000000000001</text:p>
              </table:table-cell>
              <table:table-cell office:value-type="float" office:value="17.3079552555109">
                <text:p>17.3079552555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2000000000001">
                <text:p>5.32000000000001</text:p>
              </table:table-cell>
              <table:table-cell office:value-type="float" office:value="20.4408474076408">
                <text:p>20.4408474076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6000000000001">
                <text:p>4.96000000000001</text:p>
              </table:table-cell>
              <table:table-cell office:value-type="float" office:value="23.5002747468432">
                <text:p>23.5002747468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000000000001">
                <text:p>4.60000000000001</text:p>
              </table:table-cell>
              <table:table-cell office:value-type="float" office:value="26.2451445276174">
                <text:p>26.2451445276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4000000000001">
                <text:p>4.24000000000001</text:p>
              </table:table-cell>
              <table:table-cell office:value-type="float" office:value="28.8624729476107">
                <text:p>28.8624729476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8000000000001">
                <text:p>3.88000000000001</text:p>
              </table:table-cell>
              <table:table-cell office:value-type="float" office:value="31.1720004648735">
                <text:p>31.1720004648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000000000001">
                <text:p>3.52000000000001</text:p>
              </table:table-cell>
              <table:table-cell office:value-type="float" office:value="33.1603648537968">
                <text:p>33.1603648537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000000000001">
                <text:p>3.16000000000001</text:p>
              </table:table-cell>
              <table:table-cell office:value-type="float" office:value="34.8087638775802">
                <text:p>34.8087638775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36.0961929409814">
                <text:p>36.0961929409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4000000000001">
                <text:p>2.44000000000001</text:p>
              </table:table-cell>
              <table:table-cell office:value-type="float" office:value="36.9012606504904">
                <text:p>36.9012606504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000000000001">
                <text:p>2.08000000000001</text:p>
              </table:table-cell>
              <table:table-cell office:value-type="float" office:value="37.0026203240099">
                <text:p>37.0026203240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000000000001">
                <text:p>1.72000000000001</text:p>
              </table:table-cell>
              <table:table-cell office:value-type="float" office:value="36.1962732379169">
                <text:p>36.1962732379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000000000001">
                <text:p>1.36000000000001</text:p>
              </table:table-cell>
              <table:table-cell office:value-type="float" office:value="34.3200021646094">
                <text:p>34.3200021646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30.6124664913351">
                <text:p>30.6124664913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0000000000015">
                <text:p>0.640000000000015</text:p>
              </table:table-cell>
              <table:table-cell office:value-type="float" office:value="23.7640961021305">
                <text:p>23.76409610213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0000000000015">
                <text:p>0.280000000000015</text:p>
              </table:table-cell>
              <table:table-cell office:value-type="float" office:value="9.13563618850509">
                <text:p>9.13563618850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